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comp" table:style-name="ta1">
        <table:shapes>
          <draw:frame draw:z-index="0" draw:style-name="gr1" draw:text-style-name="P1" svg:width="210mm" svg:height="100mm" svg:x="19.3mm" svg:y="173.21mm">
            <draw:object draw:notify-on-update-of-ranges="vs_comp.C24:vs_comp.V24 vs_comp.B25:vs_comp.B25 vs_comp.C25:vs_comp.V25 vs_comp.B26:vs_comp.B26 vs_comp.C26:vs_comp.V26 vs_comp.B27:vs_comp.B27 vs_comp.C27:vs_comp.V27 vs_comp.B28:vs_comp.B28 vs_comp.C28:vs_comp.V28 vs_comp.B29:vs_comp.B29 vs_comp.C29:vs_comp.V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2290000" calcext:value-type="float">
            <text:p>8.62E+08</text:p>
          </table:table-cell>
          <table:table-cell table:style-name="ce3" office:value-type="float" office:value="779460000" calcext:value-type="float">
            <text:p>7.79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55700000" calcext:value-type="float">
            <text:p>1.16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040000" calcext:value-type="float">
            <text:p>7.49E+08</text:p>
          </table:table-cell>
          <table:table-cell table:style-name="ce3" office:value-type="float" office:value="1099700000" calcext:value-type="float">
            <text:p>1.10E+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100000" calcext:value-type="float">
            <text:p>1.20E+09</text:p>
          </table:table-cell>
          <table:table-cell table:style-name="ce3" office:value-type="float" office:value="1262600000" calcext:value-type="float">
            <text:p>1.26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2300000" calcext:value-type="float">
            <text:p>1.60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1700000" calcext:value-type="float">
            <text:p>1.61E+09</text:p>
          </table:table-cell>
          <table:table-cell table:style-name="ce3" office:value-type="float" office:value="1158600000" calcext:value-type="float">
            <text:p>1.16E+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PKI=1</text:p>
          </table:table-cell>
          <table:table-cell table:style-name="ce3" office:value-type="float" office:value="1379600000" calcext:value-type="float">
            <text:p>1.38E+09</text:p>
          </table:table-cell>
          <table:table-cell table:style-name="ce3" office:value-type="float" office:value="736930000" calcext:value-type="float">
            <text:p>7.37E+08</text:p>
          </table:table-cell>
          <table:table-cell table:style-name="ce3" office:value-type="float" office:value="1291000000" calcext:value-type="float">
            <text:p>1.29E+09</text:p>
          </table:table-cell>
          <table:table-cell table:style-name="ce3" office:value-type="float" office:value="1288000000" calcext:value-type="float">
            <text:p>1.29E+09</text:p>
          </table:table-cell>
          <table:table-cell table:style-name="ce3" office:value-type="float" office:value="1196300000" calcext:value-type="float">
            <text:p>1.20E+09</text:p>
          </table:table-cell>
          <table:table-cell table:style-name="ce3" office:value-type="float" office:value="814120000" calcext:value-type="float">
            <text:p>8.14E+08</text:p>
          </table:table-cell>
          <table:table-cell table:style-name="ce3" office:value-type="float" office:value="1684200000" calcext:value-type="float">
            <text:p>1.68E+09</text:p>
          </table:table-cell>
          <table:table-cell table:style-name="ce3" office:value-type="float" office:value="1046700000" calcext:value-type="float">
            <text:p>1.05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1820000" calcext:value-type="float">
            <text:p>7.32E+08</text:p>
          </table:table-cell>
          <table:table-cell table:style-name="ce3" office:value-type="float" office:value="754210000" calcext:value-type="float">
            <text:p>7.54E+08</text:p>
          </table:table-cell>
          <table:table-cell table:style-name="ce3" office:value-type="float" office:value="1154300000" calcext:value-type="float">
            <text:p>1.15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293700000" calcext:value-type="float">
            <text:p>1.29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970000" calcext:value-type="float">
            <text:p>8.23E+08</text:p>
          </table:table-cell>
          <table:table-cell table:style-name="ce3" office:value-type="float" office:value="744710000" calcext:value-type="float">
            <text:p>7.45E+08</text:p>
          </table:table-cell>
          <table:table-cell table:style-name="ce3" office:value-type="float" office:value="11001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PKI=2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733420000" calcext:value-type="float">
            <text:p>7.33E+08</text:p>
          </table:table-cell>
          <table:table-cell table:style-name="ce3" office:value-type="float" office:value="1285000000" calcext:value-type="float">
            <text:p>1.29E+09</text:p>
          </table:table-cell>
          <table:table-cell table:style-name="ce3" office:value-type="float" office:value="1283900000" calcext:value-type="float">
            <text:p>1.28E+09</text:p>
          </table:table-cell>
          <table:table-cell table:style-name="ce3" office:value-type="float" office:value="1188500000" calcext:value-type="float">
            <text:p>1.19E+09</text:p>
          </table:table-cell>
          <table:table-cell table:style-name="ce3" office:value-type="float" office:value="806510000" calcext:value-type="float">
            <text:p>8.07E+08</text:p>
          </table:table-cell>
          <table:table-cell table:style-name="ce3" office:value-type="float" office:value="1582500000" calcext:value-type="float">
            <text:p>1.58E+09</text:p>
          </table:table-cell>
          <table:table-cell table:style-name="ce3" office:value-type="float" office:value="1036200000" calcext:value-type="float">
            <text:p>1.04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2010000" calcext:value-type="float">
            <text:p>7.32E+08</text:p>
          </table:table-cell>
          <table:table-cell table:style-name="ce3" office:value-type="float" office:value="753750000" calcext:value-type="float">
            <text:p>7.54E+08</text:p>
          </table:table-cell>
          <table:table-cell table:style-name="ce3" office:value-type="float" office:value="1156300000" calcext:value-type="float">
            <text:p>1.16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287800000" calcext:value-type="float">
            <text:p>1.29E+09</text:p>
          </table:table-cell>
          <table:table-cell table:style-name="ce3" office:value-type="float" office:value="1283000000" calcext:value-type="float">
            <text:p>1.28E+09</text:p>
          </table:table-cell>
          <table:table-cell table:style-name="ce3" office:value-type="float" office:value="822300000" calcext:value-type="float">
            <text:p>8.22E+08</text:p>
          </table:table-cell>
          <table:table-cell table:style-name="ce3" office:value-type="float" office:value="742960000" calcext:value-type="float">
            <text:p>7.43E+08</text:p>
          </table:table-cell>
          <table:table-cell table:style-name="ce3" office:value-type="float" office:value="10995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style-name="ce3" office:value-type="float" office:value="1375800000" calcext:value-type="float">
            <text:p>1.38E+09</text:p>
          </table:table-cell>
          <table:table-cell table:style-name="ce3" office:value-type="float" office:value="733420000" calcext:value-type="float">
            <text:p>7.33E+08</text:p>
          </table:table-cell>
          <table:table-cell table:style-name="ce3" office:value-type="float" office:value="1286000000" calcext:value-type="float">
            <text:p>1.29E+09</text:p>
          </table:table-cell>
          <table:table-cell table:style-name="ce3" office:value-type="float" office:value="1285900000" calcext:value-type="float">
            <text:p>1.29E+09</text:p>
          </table:table-cell>
          <table:table-cell table:style-name="ce3" office:value-type="float" office:value="1160800000" calcext:value-type="float">
            <text:p>1.16E+09</text:p>
          </table:table-cell>
          <table:table-cell table:style-name="ce3" office:value-type="float" office:value="800800000" calcext:value-type="float">
            <text:p>8.01E+08</text:p>
          </table:table-cell>
          <table:table-cell table:style-name="ce3" office:value-type="float" office:value="1539000000" calcext:value-type="float">
            <text:p>1.54E+09</text:p>
          </table:table-cell>
          <table:table-cell table:style-name="ce3" office:value-type="float" office:value="1030700000" calcext:value-type="float">
            <text:p>1.03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2010000" calcext:value-type="float">
            <text:p>7.32E+08</text:p>
          </table:table-cell>
          <table:table-cell table:style-name="ce3" office:value-type="float" office:value="753750000" calcext:value-type="float">
            <text:p>7.54E+08</text:p>
          </table:table-cell>
          <table:table-cell table:style-name="ce3" office:value-type="float" office:value="1146800000" calcext:value-type="float">
            <text:p>1.15E+09</text:p>
          </table:table-cell>
          <table:table-cell table:style-name="ce3" office:value-type="float" office:value="1478100000" calcext:value-type="float">
            <text:p>1.48E+09</text:p>
          </table:table-cell>
          <table:table-cell table:style-name="ce3" office:value-type="float" office:value="1290800000" calcext:value-type="float">
            <text:p>1.29E+09</text:p>
          </table:table-cell>
          <table:table-cell table:style-name="ce3" office:value-type="float" office:value="1252900000" calcext:value-type="float">
            <text:p>1.25E+09</text:p>
          </table:table-cell>
          <table:table-cell table:style-name="ce3" office:value-type="float" office:value="817520000" calcext:value-type="float">
            <text:p>8.18E+08</text:p>
          </table:table-cell>
          <table:table-cell table:style-name="ce3" office:value-type="float" office:value="742960000" calcext:value-type="float">
            <text:p>7.43E+08</text:p>
          </table:table-cell>
          <table:table-cell table:style-name="ce3" office:value-type="float" office:value="1099500000" calcext:value-type="float">
            <text:p>1.10E+09</text:p>
          </table:table-cell>
          <table:table-cell table:number-columns-repeated="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7]/[.C$6]" office:value-type="float" office:value="0.146762281922295" calcext:value-type="float">
            <text:p>0.146762281922295</text:p>
          </table:table-cell>
          <table:table-cell table:formula="of:=[.D7]/[.D$6]" office:value-type="float" office:value="0.111181562301383" calcext:value-type="float">
            <text:p>0.111181562301383</text:p>
          </table:table-cell>
          <table:table-cell table:formula="of:=[.E7]/[.E$6]" office:value-type="float" office:value="0.143951234760863" calcext:value-type="float">
            <text:p>0.143951234760863</text:p>
          </table:table-cell>
          <table:table-cell table:formula="of:=[.F7]/[.F$6]" office:value-type="float" office:value="0.142595647555987" calcext:value-type="float">
            <text:p>0.142595647555987</text:p>
          </table:table-cell>
          <table:table-cell table:formula="of:=[.G7]/[.G$6]" office:value-type="float" office:value="0.145044575273339" calcext:value-type="float">
            <text:p>0.145044575273339</text:p>
          </table:table-cell>
          <table:table-cell table:formula="of:=[.H7]/[.H$6]" office:value-type="float" office:value="0.130133395662554" calcext:value-type="float">
            <text:p>0.130133395662554</text:p>
          </table:table-cell>
          <table:table-cell table:formula="of:=[.I7]/[.I$6]" office:value-type="float" office:value="0.140904485585337" calcext:value-type="float">
            <text:p>0.140904485585337</text:p>
          </table:table-cell>
          <table:table-cell table:formula="of:=[.J7]/[.J$6]" office:value-type="float" office:value="0.141960098828512" calcext:value-type="float">
            <text:p>0.141960098828512</text:p>
          </table:table-cell>
          <table:table-cell table:formula="of:=[.K7]/[.K$6]" office:value-type="float" office:value="0.103041614820959" calcext:value-type="float">
            <text:p>0.103041614820959</text:p>
          </table:table-cell>
          <table:table-cell table:formula="of:=[.L7]/[.L$6]" office:value-type="float" office:value="0.21698538349788" calcext:value-type="float">
            <text:p>0.21698538349788</text:p>
          </table:table-cell>
          <table:table-cell table:formula="of:=[.M7]/[.M$6]" office:value-type="float" office:value="0.234375582768695" calcext:value-type="float">
            <text:p>0.234375582768695</text:p>
          </table:table-cell>
          <table:table-cell table:formula="of:=[.N7]/[.N$6]" office:value-type="float" office:value="0.150127953650901" calcext:value-type="float">
            <text:p>0.150127953650901</text:p>
          </table:table-cell>
          <table:table-cell table:formula="of:=[.O7]/[.O$6]" office:value-type="float" office:value="0.15262335847428" calcext:value-type="float">
            <text:p>0.15262335847428</text:p>
          </table:table-cell>
          <table:table-cell table:formula="of:=[.P7]/[.P$6]" office:value-type="float" office:value="0.149951778389747" calcext:value-type="float">
            <text:p>0.149951778389747</text:p>
          </table:table-cell>
          <table:table-cell table:formula="of:=[.Q7]/[.Q$6]" office:value-type="float" office:value="0.230610513324849" calcext:value-type="float">
            <text:p>0.230610513324849</text:p>
          </table:table-cell>
          <table:table-cell table:formula="of:=[.R7]/[.R$6]" office:value-type="float" office:value="0.151642721906671" calcext:value-type="float">
            <text:p>0.151642721906671</text:p>
          </table:table-cell>
          <table:table-cell table:formula="of:=[.S7]/[.S$6]" office:value-type="float" office:value="0.0997815314115202" calcext:value-type="float">
            <text:p>0.09978153141152</text:p>
          </table:table-cell>
          <table:table-cell table:formula="of:=[.T7]/[.T$6]" office:value-type="float" office:value="0.232440658620617" calcext:value-type="float">
            <text:p>0.232440658620617</text:p>
          </table:table-cell>
          <table:table-cell/>
          <table:table-cell table:formula="of:=GEOMEAN([.C16:.T16])" office:value-type="float" office:value="0.151868193508528" calcext:value-type="float">
            <text:p>0.15186819350852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8]/[.C$6]" office:value-type="float" office:value="0.208402012201648" calcext:value-type="float">
            <text:p>0.208402012201648</text:p>
          </table:table-cell>
          <table:table-cell table:formula="of:=[.D8]/[.D$6]" office:value-type="float" office:value="0.207711631003904" calcext:value-type="float">
            <text:p>0.207711631003904</text:p>
          </table:table-cell>
          <table:table-cell table:formula="of:=[.E8]/[.E$6]" office:value-type="float" office:value="0.203043361764837" calcext:value-type="float">
            <text:p>0.203043361764837</text:p>
          </table:table-cell>
          <table:table-cell table:formula="of:=[.F8]/[.F$6]" office:value-type="float" office:value="0.206130934894127" calcext:value-type="float">
            <text:p>0.206130934894127</text:p>
          </table:table-cell>
          <table:table-cell table:formula="of:=[.G8]/[.G$6]" office:value-type="float" office:value="0.202539949537426" calcext:value-type="float">
            <text:p>0.202539949537426</text:p>
          </table:table-cell>
          <table:table-cell table:formula="of:=[.H8]/[.H$6]" office:value-type="float" office:value="0.210795198423961" calcext:value-type="float">
            <text:p>0.210795198423961</text:p>
          </table:table-cell>
          <table:table-cell table:formula="of:=[.I8]/[.I$6]" office:value-type="float" office:value="0.204365846919038" calcext:value-type="float">
            <text:p>0.204365846919038</text:p>
          </table:table-cell>
          <table:table-cell table:formula="of:=[.J8]/[.J$6]" office:value-type="float" office:value="0.200984923609594" calcext:value-type="float">
            <text:p>0.200984923609594</text:p>
          </table:table-cell>
          <table:table-cell table:formula="of:=[.K8]/[.K$6]" office:value-type="float" office:value="0.195797041338311" calcext:value-type="float">
            <text:p>0.195797041338311</text:p>
          </table:table-cell>
          <table:table-cell table:formula="of:=[.L8]/[.L$6]" office:value-type="float" office:value="0.230003854250052" calcext:value-type="float">
            <text:p>0.230003854250052</text:p>
          </table:table-cell>
          <table:table-cell table:formula="of:=[.M8]/[.M$6]" office:value-type="float" office:value="0.247706222415615" calcext:value-type="float">
            <text:p>0.247706222415615</text:p>
          </table:table-cell>
          <table:table-cell table:formula="of:=[.N8]/[.N$6]" office:value-type="float" office:value="0.20814226887154" calcext:value-type="float">
            <text:p>0.20814226887154</text:p>
          </table:table-cell>
          <table:table-cell table:formula="of:=[.O8]/[.O$6]" office:value-type="float" office:value="0.217842536837995" calcext:value-type="float">
            <text:p>0.217842536837995</text:p>
          </table:table-cell>
          <table:table-cell table:formula="of:=[.P8]/[.P$6]" office:value-type="float" office:value="0.224875379091575" calcext:value-type="float">
            <text:p>0.224875379091575</text:p>
          </table:table-cell>
          <table:table-cell table:formula="of:=[.Q8]/[.Q$6]" office:value-type="float" office:value="0.24873693547765" calcext:value-type="float">
            <text:p>0.24873693547765</text:p>
          </table:table-cell>
          <table:table-cell table:formula="of:=[.R8]/[.R$6]" office:value-type="float" office:value="0.186732004306344" calcext:value-type="float">
            <text:p>0.186732004306344</text:p>
          </table:table-cell>
          <table:table-cell table:formula="of:=[.S8]/[.S$6]" office:value-type="float" office:value="0.214698673202963" calcext:value-type="float">
            <text:p>0.214698673202963</text:p>
          </table:table-cell>
          <table:table-cell table:formula="of:=[.T8]/[.T$6]" office:value-type="float" office:value="0.244890194669316" calcext:value-type="float">
            <text:p>0.244890194669316</text:p>
          </table:table-cell>
          <table:table-cell/>
          <table:table-cell table:formula="of:=GEOMEAN([.C17:.T17])" office:value-type="float" office:value="0.213952723163002" calcext:value-type="float">
            <text:p>0.213952723163002</text:p>
          </table:table-cell>
        </table:table-row>
        <table:table-row table:style-name="ro1">
          <table:table-cell/>
          <table:table-cell office:value-type="string" calcext:value-type="string">
            <text:p>MPKI=1</text:p>
          </table:table-cell>
          <table:table-cell table:formula="of:=[.C9]/[.C$6]" office:value-type="float" office:value="0.147661350743872" calcext:value-type="float">
            <text:p>0.147661350743872</text:p>
          </table:table-cell>
          <table:table-cell table:formula="of:=[.D9]/[.D$6]" office:value-type="float" office:value="0.111517508549983" calcext:value-type="float">
            <text:p>0.111517508549983</text:p>
          </table:table-cell>
          <table:table-cell table:formula="of:=[.E9]/[.E$6]" office:value-type="float" office:value="0.14412986201045" calcext:value-type="float">
            <text:p>0.14412986201045</text:p>
          </table:table-cell>
          <table:table-cell table:formula="of:=[.F9]/[.F$6]" office:value-type="float" office:value="0.145533434272672" calcext:value-type="float">
            <text:p>0.145533434272672</text:p>
          </table:table-cell>
          <table:table-cell table:formula="of:=[.G9]/[.G$6]" office:value-type="float" office:value="0.201227922624054" calcext:value-type="float">
            <text:p>0.201227922624054</text:p>
          </table:table-cell>
          <table:table-cell table:formula="of:=[.H9]/[.H$6]" office:value-type="float" office:value="0.135919995993122" calcext:value-type="float">
            <text:p>0.135919995993122</text:p>
          </table:table-cell>
          <table:table-cell table:formula="of:=[.I9]/[.I$6]" office:value-type="float" office:value="0.155125725338491" calcext:value-type="float">
            <text:p>0.155125725338491</text:p>
          </table:table-cell>
          <table:table-cell table:formula="of:=[.J9]/[.J$6]" office:value-type="float" office:value="0.17592483654638" calcext:value-type="float">
            <text:p>0.17592483654638</text:p>
          </table:table-cell>
          <table:table-cell table:formula="of:=[.K9]/[.K$6]" office:value-type="float" office:value="0.104714502972487" calcext:value-type="float">
            <text:p>0.104714502972487</text:p>
          </table:table-cell>
          <table:table-cell table:formula="of:=[.L9]/[.L$6]" office:value-type="float" office:value="0.216970559459219" calcext:value-type="float">
            <text:p>0.216970559459219</text:p>
          </table:table-cell>
          <table:table-cell table:formula="of:=[.M9]/[.M$6]" office:value-type="float" office:value="0.234415988064897" calcext:value-type="float">
            <text:p>0.234415988064897</text:p>
          </table:table-cell>
          <table:table-cell table:formula="of:=[.N9]/[.N$6]" office:value-type="float" office:value="0.149946090593783" calcext:value-type="float">
            <text:p>0.149946090593783</text:p>
          </table:table-cell>
          <table:table-cell table:formula="of:=[.O9]/[.O$6]" office:value-type="float" office:value="0.151955445035862" calcext:value-type="float">
            <text:p>0.151955445035862</text:p>
          </table:table-cell>
          <table:table-cell table:formula="of:=[.P9]/[.P$6]" office:value-type="float" office:value="0.150323607673627" calcext:value-type="float">
            <text:p>0.150323607673627</text:p>
          </table:table-cell>
          <table:table-cell table:formula="of:=[.Q9]/[.Q$6]" office:value-type="float" office:value="0.248679085194184" calcext:value-type="float">
            <text:p>0.248679085194184</text:p>
          </table:table-cell>
          <table:table-cell table:formula="of:=[.R9]/[.R$6]" office:value-type="float" office:value="0.152758287856851" calcext:value-type="float">
            <text:p>0.152758287856851</text:p>
          </table:table-cell>
          <table:table-cell table:formula="of:=[.S9]/[.S$6]" office:value-type="float" office:value="0.099204721052912" calcext:value-type="float">
            <text:p>0.099204721052912</text:p>
          </table:table-cell>
          <table:table-cell table:formula="of:=[.T9]/[.T$6]" office:value-type="float" office:value="0.232525205554734" calcext:value-type="float">
            <text:p>0.232525205554734</text:p>
          </table:table-cell>
          <table:table-cell/>
          <table:table-cell table:formula="of:=GEOMEAN([.C18:.T18])" office:value-type="float" office:value="0.158794315337443" calcext:value-type="float">
            <text:p>0.158794315337443</text:p>
          </table:table-cell>
        </table:table-row>
        <table:table-row table:style-name="ro1">
          <table:table-cell/>
          <table:table-cell office:value-type="string" calcext:value-type="string">
            <text:p>MPKI=2</text:p>
          </table:table-cell>
          <table:table-cell table:formula="of:=[.C10]/[.C$6]" office:value-type="float" office:value="0.146815797923579" calcext:value-type="float">
            <text:p>0.146815797923579</text:p>
          </table:table-cell>
          <table:table-cell table:formula="of:=[.D10]/[.D$6]" office:value-type="float" office:value="0.110986350292061" calcext:value-type="float">
            <text:p>0.110986350292061</text:p>
          </table:table-cell>
          <table:table-cell table:formula="of:=[.E10]/[.E$6]" office:value-type="float" office:value="0.143460009824499" calcext:value-type="float">
            <text:p>0.143460009824499</text:p>
          </table:table-cell>
          <table:table-cell table:formula="of:=[.F10]/[.F$6]" office:value-type="float" office:value="0.14507016790581" calcext:value-type="float">
            <text:p>0.14507016790581</text:p>
          </table:table-cell>
          <table:table-cell table:formula="of:=[.G10]/[.G$6]" office:value-type="float" office:value="0.199915895710681" calcext:value-type="float">
            <text:p>0.199915895710681</text:p>
          </table:table-cell>
          <table:table-cell table:formula="of:=[.H10]/[.H$6]" office:value-type="float" office:value="0.134649481610097" calcext:value-type="float">
            <text:p>0.134649481610097</text:p>
          </table:table-cell>
          <table:table-cell table:formula="of:=[.I10]/[.I$6]" office:value-type="float" office:value="0.145758496822327" calcext:value-type="float">
            <text:p>0.145758496822327</text:p>
          </table:table-cell>
          <table:table-cell table:formula="of:=[.J10]/[.J$6]" office:value-type="float" office:value="0.174160041682774" calcext:value-type="float">
            <text:p>0.174160041682774</text:p>
          </table:table-cell>
          <table:table-cell table:formula="of:=[.K10]/[.K$6]" office:value-type="float" office:value="0.104714502972487" calcext:value-type="float">
            <text:p>0.104714502972487</text:p>
          </table:table-cell>
          <table:table-cell table:formula="of:=[.L10]/[.L$6]" office:value-type="float" office:value="0.217026890806131" calcext:value-type="float">
            <text:p>0.217026890806131</text:p>
          </table:table-cell>
          <table:table-cell table:formula="of:=[.M10]/[.M$6]" office:value-type="float" office:value="0.234273015478337" calcext:value-type="float">
            <text:p>0.234273015478337</text:p>
          </table:table-cell>
          <table:table-cell table:formula="of:=[.N10]/[.N$6]" office:value-type="float" office:value="0.150205894961094" calcext:value-type="float">
            <text:p>0.150205894961094</text:p>
          </table:table-cell>
          <table:table-cell table:formula="of:=[.O10]/[.O$6]" office:value-type="float" office:value="0.151955445035862" calcext:value-type="float">
            <text:p>0.151955445035862</text:p>
          </table:table-cell>
          <table:table-cell table:formula="of:=[.P10]/[.P$6]" office:value-type="float" office:value="0.149638047431473" calcext:value-type="float">
            <text:p>0.149638047431473</text:p>
          </table:table-cell>
          <table:table-cell table:formula="of:=[.Q10]/[.Q$6]" office:value-type="float" office:value="0.247406378957924" calcext:value-type="float">
            <text:p>0.247406378957924</text:p>
          </table:table-cell>
          <table:table-cell table:formula="of:=[.R10]/[.R$6]" office:value-type="float" office:value="0.15263392359951" calcext:value-type="float">
            <text:p>0.15263392359951</text:p>
          </table:table-cell>
          <table:table-cell table:formula="of:=[.S10]/[.S$6]" office:value-type="float" office:value="0.0989715990834976" calcext:value-type="float">
            <text:p>0.098971599083498</text:p>
          </table:table-cell>
          <table:table-cell table:formula="of:=[.T10]/[.T$6]" office:value-type="float" office:value="0.232398385153558" calcext:value-type="float">
            <text:p>0.232398385153558</text:p>
          </table:table-cell>
          <table:table-cell/>
          <table:table-cell table:formula="of:=GEOMEAN([.C19:.T19])" office:value-type="float" office:value="0.157750619601554" calcext:value-type="float">
            <text:p>0.157750619601554</text:p>
          </table:table-cell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formula="of:=[.C11]/[.C$6]" office:value-type="float" office:value="0.147254629134111" calcext:value-type="float">
            <text:p>0.147254629134111</text:p>
          </table:table-cell>
          <table:table-cell table:formula="of:=[.D11]/[.D$6]" office:value-type="float" office:value="0.110986350292061" calcext:value-type="float">
            <text:p>0.110986350292061</text:p>
          </table:table-cell>
          <table:table-cell table:formula="of:=[.E11]/[.E$6]" office:value-type="float" office:value="0.143571651855491" calcext:value-type="float">
            <text:p>0.143571651855491</text:p>
          </table:table-cell>
          <table:table-cell table:formula="of:=[.F11]/[.F$6]" office:value-type="float" office:value="0.145296151499401" calcext:value-type="float">
            <text:p>0.145296151499401</text:p>
          </table:table-cell>
          <table:table-cell table:formula="of:=[.G11]/[.G$6]" office:value-type="float" office:value="0.195256518082422" calcext:value-type="float">
            <text:p>0.195256518082422</text:p>
          </table:table-cell>
          <table:table-cell table:formula="of:=[.H11]/[.H$6]" office:value-type="float" office:value="0.133696178439655" calcext:value-type="float">
            <text:p>0.133696178439655</text:p>
          </table:table-cell>
          <table:table-cell table:formula="of:=[.I11]/[.I$6]" office:value-type="float" office:value="0.141751865156121" calcext:value-type="float">
            <text:p>0.141751865156121</text:p>
          </table:table-cell>
          <table:table-cell table:formula="of:=[.J11]/[.J$6]" office:value-type="float" office:value="0.173235625325647" calcext:value-type="float">
            <text:p>0.173235625325647</text:p>
          </table:table-cell>
          <table:table-cell table:formula="of:=[.K11]/[.K$6]" office:value-type="float" office:value="0.104714502972487" calcext:value-type="float">
            <text:p>0.104714502972487</text:p>
          </table:table-cell>
          <table:table-cell table:formula="of:=[.L11]/[.L$6]" office:value-type="float" office:value="0.217026890806131" calcext:value-type="float">
            <text:p>0.217026890806131</text:p>
          </table:table-cell>
          <table:table-cell table:formula="of:=[.M11]/[.M$6]" office:value-type="float" office:value="0.234273015478337" calcext:value-type="float">
            <text:p>0.234273015478337</text:p>
          </table:table-cell>
          <table:table-cell table:formula="of:=[.N11]/[.N$6]" office:value-type="float" office:value="0.148971824216365" calcext:value-type="float">
            <text:p>0.148971824216365</text:p>
          </table:table-cell>
          <table:table-cell table:formula="of:=[.O11]/[.O$6]" office:value-type="float" office:value="0.15188351589634" calcext:value-type="float">
            <text:p>0.15188351589634</text:p>
          </table:table-cell>
          <table:table-cell table:formula="of:=[.P11]/[.P$6]" office:value-type="float" office:value="0.149986637385111" calcext:value-type="float">
            <text:p>0.149986637385111</text:p>
          </table:table-cell>
          <table:table-cell table:formula="of:=[.Q11]/[.Q$6]" office:value-type="float" office:value="0.241602067183463" calcext:value-type="float">
            <text:p>0.241602067183463</text:p>
          </table:table-cell>
          <table:table-cell table:formula="of:=[.R11]/[.R$6]" office:value-type="float" office:value="0.151746668151613" calcext:value-type="float">
            <text:p>0.151746668151613</text:p>
          </table:table-cell>
          <table:table-cell table:formula="of:=[.S11]/[.S$6]" office:value-type="float" office:value="0.0989715990834976" calcext:value-type="float">
            <text:p>0.098971599083498</text:p>
          </table:table-cell>
          <table:table-cell table:formula="of:=[.T11]/[.T$6]" office:value-type="float" office:value="0.232398385153558" calcext:value-type="float">
            <text:p>0.232398385153558</text:p>
          </table:table-cell>
          <table:table-cell/>
          <table:table-cell table:formula="of:=GEOMEAN([.C20:.T20])" office:value-type="float" office:value="0.156924335323738" calcext:value-type="float">
            <text:p>0.15692433532373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16]*100" office:value-type="float" office:value="14.6762281922295" calcext:value-type="float">
            <text:p>14.6762281922295</text:p>
          </table:table-cell>
          <table:table-cell table:formula="of:=[.D16]*100" office:value-type="float" office:value="11.1181562301383" calcext:value-type="float">
            <text:p>11.1181562301383</text:p>
          </table:table-cell>
          <table:table-cell table:formula="of:=[.E16]*100" office:value-type="float" office:value="14.3951234760863" calcext:value-type="float">
            <text:p>14.3951234760863</text:p>
          </table:table-cell>
          <table:table-cell table:formula="of:=[.F16]*100" office:value-type="float" office:value="14.2595647555987" calcext:value-type="float">
            <text:p>14.2595647555987</text:p>
          </table:table-cell>
          <table:table-cell table:formula="of:=[.G16]*100" office:value-type="float" office:value="14.5044575273339" calcext:value-type="float">
            <text:p>14.5044575273339</text:p>
          </table:table-cell>
          <table:table-cell table:formula="of:=[.H16]*100" office:value-type="float" office:value="13.0133395662554" calcext:value-type="float">
            <text:p>13.0133395662554</text:p>
          </table:table-cell>
          <table:table-cell table:formula="of:=[.I16]*100" office:value-type="float" office:value="14.0904485585337" calcext:value-type="float">
            <text:p>14.0904485585337</text:p>
          </table:table-cell>
          <table:table-cell table:formula="of:=[.J16]*100" office:value-type="float" office:value="14.1960098828512" calcext:value-type="float">
            <text:p>14.1960098828512</text:p>
          </table:table-cell>
          <table:table-cell table:formula="of:=[.K16]*100" office:value-type="float" office:value="10.3041614820959" calcext:value-type="float">
            <text:p>10.3041614820959</text:p>
          </table:table-cell>
          <table:table-cell table:formula="of:=[.L16]*100" office:value-type="float" office:value="21.698538349788" calcext:value-type="float">
            <text:p>21.698538349788</text:p>
          </table:table-cell>
          <table:table-cell table:formula="of:=[.M16]*100" office:value-type="float" office:value="23.4375582768695" calcext:value-type="float">
            <text:p>23.4375582768695</text:p>
          </table:table-cell>
          <table:table-cell table:formula="of:=[.N16]*100" office:value-type="float" office:value="15.0127953650901" calcext:value-type="float">
            <text:p>15.0127953650901</text:p>
          </table:table-cell>
          <table:table-cell table:formula="of:=[.O16]*100" office:value-type="float" office:value="15.262335847428" calcext:value-type="float">
            <text:p>15.262335847428</text:p>
          </table:table-cell>
          <table:table-cell table:formula="of:=[.P16]*100" office:value-type="float" office:value="14.9951778389747" calcext:value-type="float">
            <text:p>14.9951778389747</text:p>
          </table:table-cell>
          <table:table-cell table:formula="of:=[.Q16]*100" office:value-type="float" office:value="23.0610513324849" calcext:value-type="float">
            <text:p>23.0610513324849</text:p>
          </table:table-cell>
          <table:table-cell table:formula="of:=[.R16]*100" office:value-type="float" office:value="15.1642721906671" calcext:value-type="float">
            <text:p>15.1642721906671</text:p>
          </table:table-cell>
          <table:table-cell table:formula="of:=[.S16]*100" office:value-type="float" office:value="9.97815314115202" calcext:value-type="float">
            <text:p>9.97815314115202</text:p>
          </table:table-cell>
          <table:table-cell table:formula="of:=[.T16]*100" office:value-type="float" office:value="23.2440658620617" calcext:value-type="float">
            <text:p>23.2440658620617</text:p>
          </table:table-cell>
          <table:table-cell/>
          <table:table-cell table:formula="of:=AVERAGE([.C25:.T25])" office:value-type="float" office:value="15.6895243264244" calcext:value-type="float">
            <text:p>15.6895243264244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17]*100" office:value-type="float" office:value="20.8402012201648" calcext:value-type="float">
            <text:p>20.8402012201648</text:p>
          </table:table-cell>
          <table:table-cell table:formula="of:=[.D17]*100" office:value-type="float" office:value="20.7711631003904" calcext:value-type="float">
            <text:p>20.7711631003904</text:p>
          </table:table-cell>
          <table:table-cell table:formula="of:=[.E17]*100" office:value-type="float" office:value="20.3043361764837" calcext:value-type="float">
            <text:p>20.3043361764837</text:p>
          </table:table-cell>
          <table:table-cell table:formula="of:=[.F17]*100" office:value-type="float" office:value="20.6130934894127" calcext:value-type="float">
            <text:p>20.6130934894127</text:p>
          </table:table-cell>
          <table:table-cell table:formula="of:=[.G17]*100" office:value-type="float" office:value="20.2539949537426" calcext:value-type="float">
            <text:p>20.2539949537426</text:p>
          </table:table-cell>
          <table:table-cell table:formula="of:=[.H17]*100" office:value-type="float" office:value="21.0795198423961" calcext:value-type="float">
            <text:p>21.0795198423961</text:p>
          </table:table-cell>
          <table:table-cell table:formula="of:=[.I17]*100" office:value-type="float" office:value="20.4365846919038" calcext:value-type="float">
            <text:p>20.4365846919038</text:p>
          </table:table-cell>
          <table:table-cell table:formula="of:=[.J17]*100" office:value-type="float" office:value="20.0984923609594" calcext:value-type="float">
            <text:p>20.0984923609594</text:p>
          </table:table-cell>
          <table:table-cell table:formula="of:=[.K17]*100" office:value-type="float" office:value="19.5797041338311" calcext:value-type="float">
            <text:p>19.5797041338311</text:p>
          </table:table-cell>
          <table:table-cell table:formula="of:=[.L17]*100" office:value-type="float" office:value="23.0003854250052" calcext:value-type="float">
            <text:p>23.0003854250052</text:p>
          </table:table-cell>
          <table:table-cell table:formula="of:=[.M17]*100" office:value-type="float" office:value="24.7706222415615" calcext:value-type="float">
            <text:p>24.7706222415615</text:p>
          </table:table-cell>
          <table:table-cell table:formula="of:=[.N17]*100" office:value-type="float" office:value="20.814226887154" calcext:value-type="float">
            <text:p>20.814226887154</text:p>
          </table:table-cell>
          <table:table-cell table:formula="of:=[.O17]*100" office:value-type="float" office:value="21.7842536837995" calcext:value-type="float">
            <text:p>21.7842536837995</text:p>
          </table:table-cell>
          <table:table-cell table:formula="of:=[.P17]*100" office:value-type="float" office:value="22.4875379091575" calcext:value-type="float">
            <text:p>22.4875379091575</text:p>
          </table:table-cell>
          <table:table-cell table:formula="of:=[.Q17]*100" office:value-type="float" office:value="24.8736935477651" calcext:value-type="float">
            <text:p>24.8736935477651</text:p>
          </table:table-cell>
          <table:table-cell table:formula="of:=[.R17]*100" office:value-type="float" office:value="18.6732004306344" calcext:value-type="float">
            <text:p>18.6732004306344</text:p>
          </table:table-cell>
          <table:table-cell table:formula="of:=[.S17]*100" office:value-type="float" office:value="21.4698673202963" calcext:value-type="float">
            <text:p>21.4698673202963</text:p>
          </table:table-cell>
          <table:table-cell table:formula="of:=[.T17]*100" office:value-type="float" office:value="24.4890194669316" calcext:value-type="float">
            <text:p>24.4890194669316</text:p>
          </table:table-cell>
          <table:table-cell/>
          <table:table-cell table:formula="of:=AVERAGE([.C26:.T26])" office:value-type="float" office:value="21.4633276045328" calcext:value-type="float">
            <text:p>21.4633276045328</text:p>
          </table:table-cell>
        </table:table-row>
        <table:table-row table:style-name="ro1">
          <table:table-cell/>
          <table:table-cell office:value-type="string" calcext:value-type="string">
            <text:p>MPKI=1</text:p>
          </table:table-cell>
          <table:table-cell table:formula="of:=[.C18]*100" office:value-type="float" office:value="14.7661350743872" calcext:value-type="float">
            <text:p>14.7661350743872</text:p>
          </table:table-cell>
          <table:table-cell table:formula="of:=[.D18]*100" office:value-type="float" office:value="11.1517508549983" calcext:value-type="float">
            <text:p>11.1517508549983</text:p>
          </table:table-cell>
          <table:table-cell table:formula="of:=[.E18]*100" office:value-type="float" office:value="14.412986201045" calcext:value-type="float">
            <text:p>14.412986201045</text:p>
          </table:table-cell>
          <table:table-cell table:formula="of:=[.F18]*100" office:value-type="float" office:value="14.5533434272672" calcext:value-type="float">
            <text:p>14.5533434272672</text:p>
          </table:table-cell>
          <table:table-cell table:formula="of:=[.G18]*100" office:value-type="float" office:value="20.1227922624054" calcext:value-type="float">
            <text:p>20.1227922624054</text:p>
          </table:table-cell>
          <table:table-cell table:formula="of:=[.H18]*100" office:value-type="float" office:value="13.5919995993122" calcext:value-type="float">
            <text:p>13.5919995993122</text:p>
          </table:table-cell>
          <table:table-cell table:formula="of:=[.I18]*100" office:value-type="float" office:value="15.5125725338491" calcext:value-type="float">
            <text:p>15.5125725338491</text:p>
          </table:table-cell>
          <table:table-cell table:formula="of:=[.J18]*100" office:value-type="float" office:value="17.592483654638" calcext:value-type="float">
            <text:p>17.592483654638</text:p>
          </table:table-cell>
          <table:table-cell table:formula="of:=[.K18]*100" office:value-type="float" office:value="10.4714502972487" calcext:value-type="float">
            <text:p>10.4714502972487</text:p>
          </table:table-cell>
          <table:table-cell table:formula="of:=[.L18]*100" office:value-type="float" office:value="21.6970559459219" calcext:value-type="float">
            <text:p>21.6970559459219</text:p>
          </table:table-cell>
          <table:table-cell table:formula="of:=[.M18]*100" office:value-type="float" office:value="23.4415988064897" calcext:value-type="float">
            <text:p>23.4415988064897</text:p>
          </table:table-cell>
          <table:table-cell table:formula="of:=[.N18]*100" office:value-type="float" office:value="14.9946090593783" calcext:value-type="float">
            <text:p>14.9946090593783</text:p>
          </table:table-cell>
          <table:table-cell table:formula="of:=[.O18]*100" office:value-type="float" office:value="15.1955445035862" calcext:value-type="float">
            <text:p>15.1955445035862</text:p>
          </table:table-cell>
          <table:table-cell table:formula="of:=[.P18]*100" office:value-type="float" office:value="15.0323607673627" calcext:value-type="float">
            <text:p>15.0323607673627</text:p>
          </table:table-cell>
          <table:table-cell table:formula="of:=[.Q18]*100" office:value-type="float" office:value="24.8679085194184" calcext:value-type="float">
            <text:p>24.8679085194184</text:p>
          </table:table-cell>
          <table:table-cell table:formula="of:=[.R18]*100" office:value-type="float" office:value="15.2758287856851" calcext:value-type="float">
            <text:p>15.2758287856851</text:p>
          </table:table-cell>
          <table:table-cell table:formula="of:=[.S18]*100" office:value-type="float" office:value="9.9204721052912" calcext:value-type="float">
            <text:p>9.9204721052912</text:p>
          </table:table-cell>
          <table:table-cell table:formula="of:=[.T18]*100" office:value-type="float" office:value="23.2525205554734" calcext:value-type="float">
            <text:p>23.2525205554734</text:p>
          </table:table-cell>
          <table:table-cell/>
          <table:table-cell table:formula="of:=AVERAGE([.C27:.T27])" office:value-type="float" office:value="16.4363007196532" calcext:value-type="float">
            <text:p>16.4363007196532</text:p>
          </table:table-cell>
        </table:table-row>
        <table:table-row table:style-name="ro1">
          <table:table-cell/>
          <table:table-cell office:value-type="string" calcext:value-type="string">
            <text:p>MPKI=2</text:p>
          </table:table-cell>
          <table:table-cell table:formula="of:=[.C19]*100" office:value-type="float" office:value="14.6815797923579" calcext:value-type="float">
            <text:p>14.6815797923579</text:p>
          </table:table-cell>
          <table:table-cell table:formula="of:=[.D19]*100" office:value-type="float" office:value="11.0986350292061" calcext:value-type="float">
            <text:p>11.0986350292061</text:p>
          </table:table-cell>
          <table:table-cell table:formula="of:=[.E19]*100" office:value-type="float" office:value="14.3460009824499" calcext:value-type="float">
            <text:p>14.3460009824499</text:p>
          </table:table-cell>
          <table:table-cell table:formula="of:=[.F19]*100" office:value-type="float" office:value="14.507016790581" calcext:value-type="float">
            <text:p>14.507016790581</text:p>
          </table:table-cell>
          <table:table-cell table:formula="of:=[.G19]*100" office:value-type="float" office:value="19.9915895710681" calcext:value-type="float">
            <text:p>19.9915895710681</text:p>
          </table:table-cell>
          <table:table-cell table:formula="of:=[.H19]*100" office:value-type="float" office:value="13.4649481610097" calcext:value-type="float">
            <text:p>13.4649481610097</text:p>
          </table:table-cell>
          <table:table-cell table:formula="of:=[.I19]*100" office:value-type="float" office:value="14.5758496822327" calcext:value-type="float">
            <text:p>14.5758496822327</text:p>
          </table:table-cell>
          <table:table-cell table:formula="of:=[.J19]*100" office:value-type="float" office:value="17.4160041682774" calcext:value-type="float">
            <text:p>17.4160041682774</text:p>
          </table:table-cell>
          <table:table-cell table:formula="of:=[.K19]*100" office:value-type="float" office:value="10.4714502972487" calcext:value-type="float">
            <text:p>10.4714502972487</text:p>
          </table:table-cell>
          <table:table-cell table:formula="of:=[.L19]*100" office:value-type="float" office:value="21.7026890806131" calcext:value-type="float">
            <text:p>21.7026890806131</text:p>
          </table:table-cell>
          <table:table-cell table:formula="of:=[.M19]*100" office:value-type="float" office:value="23.4273015478337" calcext:value-type="float">
            <text:p>23.4273015478337</text:p>
          </table:table-cell>
          <table:table-cell table:formula="of:=[.N19]*100" office:value-type="float" office:value="15.0205894961094" calcext:value-type="float">
            <text:p>15.0205894961094</text:p>
          </table:table-cell>
          <table:table-cell table:formula="of:=[.O19]*100" office:value-type="float" office:value="15.1955445035862" calcext:value-type="float">
            <text:p>15.1955445035862</text:p>
          </table:table-cell>
          <table:table-cell table:formula="of:=[.P19]*100" office:value-type="float" office:value="14.9638047431473" calcext:value-type="float">
            <text:p>14.9638047431473</text:p>
          </table:table-cell>
          <table:table-cell table:formula="of:=[.Q19]*100" office:value-type="float" office:value="24.7406378957924" calcext:value-type="float">
            <text:p>24.7406378957924</text:p>
          </table:table-cell>
          <table:table-cell table:formula="of:=[.R19]*100" office:value-type="float" office:value="15.263392359951" calcext:value-type="float">
            <text:p>15.263392359951</text:p>
          </table:table-cell>
          <table:table-cell table:formula="of:=[.S19]*100" office:value-type="float" office:value="9.89715990834976" calcext:value-type="float">
            <text:p>9.89715990834976</text:p>
          </table:table-cell>
          <table:table-cell table:formula="of:=[.T19]*100" office:value-type="float" office:value="23.2398385153558" calcext:value-type="float">
            <text:p>23.2398385153558</text:p>
          </table:table-cell>
          <table:table-cell/>
          <table:table-cell table:formula="of:=AVERAGE([.C28:.T28])" office:value-type="float" office:value="16.3335573625095" calcext:value-type="float">
            <text:p>16.3335573625095</text:p>
          </table:table-cell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formula="of:=[.C20]*100" office:value-type="float" office:value="14.7254629134111" calcext:value-type="float">
            <text:p>14.7254629134111</text:p>
          </table:table-cell>
          <table:table-cell table:formula="of:=[.D20]*100" office:value-type="float" office:value="11.0986350292061" calcext:value-type="float">
            <text:p>11.0986350292061</text:p>
          </table:table-cell>
          <table:table-cell table:formula="of:=[.E20]*100" office:value-type="float" office:value="14.3571651855491" calcext:value-type="float">
            <text:p>14.3571651855491</text:p>
          </table:table-cell>
          <table:table-cell table:formula="of:=[.F20]*100" office:value-type="float" office:value="14.5296151499401" calcext:value-type="float">
            <text:p>14.5296151499401</text:p>
          </table:table-cell>
          <table:table-cell table:formula="of:=[.G20]*100" office:value-type="float" office:value="19.5256518082422" calcext:value-type="float">
            <text:p>19.5256518082422</text:p>
          </table:table-cell>
          <table:table-cell table:formula="of:=[.H20]*100" office:value-type="float" office:value="13.3696178439655" calcext:value-type="float">
            <text:p>13.3696178439655</text:p>
          </table:table-cell>
          <table:table-cell table:formula="of:=[.I20]*100" office:value-type="float" office:value="14.1751865156121" calcext:value-type="float">
            <text:p>14.1751865156121</text:p>
          </table:table-cell>
          <table:table-cell table:formula="of:=[.J20]*100" office:value-type="float" office:value="17.3235625325647" calcext:value-type="float">
            <text:p>17.3235625325647</text:p>
          </table:table-cell>
          <table:table-cell table:formula="of:=[.K20]*100" office:value-type="float" office:value="10.4714502972487" calcext:value-type="float">
            <text:p>10.4714502972487</text:p>
          </table:table-cell>
          <table:table-cell table:formula="of:=[.L20]*100" office:value-type="float" office:value="21.7026890806131" calcext:value-type="float">
            <text:p>21.7026890806131</text:p>
          </table:table-cell>
          <table:table-cell table:formula="of:=[.M20]*100" office:value-type="float" office:value="23.4273015478337" calcext:value-type="float">
            <text:p>23.4273015478337</text:p>
          </table:table-cell>
          <table:table-cell table:formula="of:=[.N20]*100" office:value-type="float" office:value="14.8971824216365" calcext:value-type="float">
            <text:p>14.8971824216365</text:p>
          </table:table-cell>
          <table:table-cell table:formula="of:=[.O20]*100" office:value-type="float" office:value="15.188351589634" calcext:value-type="float">
            <text:p>15.188351589634</text:p>
          </table:table-cell>
          <table:table-cell table:formula="of:=[.P20]*100" office:value-type="float" office:value="14.9986637385111" calcext:value-type="float">
            <text:p>14.9986637385111</text:p>
          </table:table-cell>
          <table:table-cell table:formula="of:=[.Q20]*100" office:value-type="float" office:value="24.1602067183463" calcext:value-type="float">
            <text:p>24.1602067183463</text:p>
          </table:table-cell>
          <table:table-cell table:formula="of:=[.R20]*100" office:value-type="float" office:value="15.1746668151613" calcext:value-type="float">
            <text:p>15.1746668151613</text:p>
          </table:table-cell>
          <table:table-cell table:formula="of:=[.S20]*100" office:value-type="float" office:value="9.89715990834976" calcext:value-type="float">
            <text:p>9.89715990834976</text:p>
          </table:table-cell>
          <table:table-cell table:formula="of:=[.T20]*100" office:value-type="float" office:value="23.2398385153558" calcext:value-type="float">
            <text:p>23.2398385153558</text:p>
          </table:table-cell>
          <table:table-cell/>
          <table:table-cell table:formula="of:=AVERAGE([.C29:.T29])" office:value-type="float" office:value="16.2368004228434" calcext:value-type="float">
            <text:p>16.2368004228434</text:p>
          </table:table-cell>
        </table:table-row>
        <table:table-row table:style-name="ro1" table:number-rows-repeated="36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get segmentIQ_all_segment_comparison data from 101 to 103 ( FP 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9600000" calcext:value-type="float">
            <text:p>1.38E+09</text:p>
          </table:table-cell>
          <table:table-cell table:style-name="ce3" office:value-type="float" office:value="736930000" calcext:value-type="float">
            <text:p>7.37E+08</text:p>
          </table:table-cell>
          <table:table-cell table:style-name="ce3" office:value-type="float" office:value="1291000000" calcext:value-type="float">
            <text:p>1.29E+09</text:p>
          </table:table-cell>
          <table:table-cell table:style-name="ce3" office:value-type="float" office:value="1288000000" calcext:value-type="float">
            <text:p>1.29E+09</text:p>
          </table:table-cell>
          <table:table-cell table:style-name="ce3" office:value-type="float" office:value="1196300000" calcext:value-type="float">
            <text:p>1.20E+09</text:p>
          </table:table-cell>
          <table:table-cell table:style-name="ce3" office:value-type="float" office:value="814120000" calcext:value-type="float">
            <text:p>8.14E+08</text:p>
          </table:table-cell>
          <table:table-cell table:style-name="ce3" office:value-type="float" office:value="1684200000" calcext:value-type="float">
            <text:p>1.68E+09</text:p>
          </table:table-cell>
          <table:table-cell table:style-name="ce3" office:value-type="float" office:value="1046700000" calcext:value-type="float">
            <text:p>1.05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1820000" calcext:value-type="float">
            <text:p>7.32E+08</text:p>
          </table:table-cell>
          <table:table-cell table:style-name="ce3" office:value-type="float" office:value="754210000" calcext:value-type="float">
            <text:p>7.54E+08</text:p>
          </table:table-cell>
          <table:table-cell table:style-name="ce3" office:value-type="float" office:value="1154300000" calcext:value-type="float">
            <text:p>1.15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293700000" calcext:value-type="float">
            <text:p>1.29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970000" calcext:value-type="float">
            <text:p>8.23E+08</text:p>
          </table:table-cell>
          <table:table-cell table:style-name="ce3" office:value-type="float" office:value="744710000" calcext:value-type="float">
            <text:p>7.45E+08</text:p>
          </table:table-cell>
          <table:table-cell table:style-name="ce3" office:value-type="float" office:value="1100100000" calcext:value-type="float">
            <text:p>1.10E+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733420000" calcext:value-type="float">
            <text:p>7.33E+08</text:p>
          </table:table-cell>
          <table:table-cell table:style-name="ce3" office:value-type="float" office:value="1285000000" calcext:value-type="float">
            <text:p>1.29E+09</text:p>
          </table:table-cell>
          <table:table-cell table:style-name="ce3" office:value-type="float" office:value="1283900000" calcext:value-type="float">
            <text:p>1.28E+09</text:p>
          </table:table-cell>
          <table:table-cell table:style-name="ce3" office:value-type="float" office:value="1188500000" calcext:value-type="float">
            <text:p>1.19E+09</text:p>
          </table:table-cell>
          <table:table-cell table:style-name="ce3" office:value-type="float" office:value="806510000" calcext:value-type="float">
            <text:p>8.07E+08</text:p>
          </table:table-cell>
          <table:table-cell table:style-name="ce3" office:value-type="float" office:value="1582500000" calcext:value-type="float">
            <text:p>1.58E+09</text:p>
          </table:table-cell>
          <table:table-cell table:style-name="ce3" office:value-type="float" office:value="1036200000" calcext:value-type="float">
            <text:p>1.04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2010000" calcext:value-type="float">
            <text:p>7.32E+08</text:p>
          </table:table-cell>
          <table:table-cell table:style-name="ce3" office:value-type="float" office:value="753750000" calcext:value-type="float">
            <text:p>7.54E+08</text:p>
          </table:table-cell>
          <table:table-cell table:style-name="ce3" office:value-type="float" office:value="1156300000" calcext:value-type="float">
            <text:p>1.16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287800000" calcext:value-type="float">
            <text:p>1.29E+09</text:p>
          </table:table-cell>
          <table:table-cell table:style-name="ce3" office:value-type="float" office:value="1283000000" calcext:value-type="float">
            <text:p>1.28E+09</text:p>
          </table:table-cell>
          <table:table-cell table:style-name="ce3" office:value-type="float" office:value="822300000" calcext:value-type="float">
            <text:p>8.22E+08</text:p>
          </table:table-cell>
          <table:table-cell table:style-name="ce3" office:value-type="float" office:value="742960000" calcext:value-type="float">
            <text:p>7.43E+08</text:p>
          </table:table-cell>
          <table:table-cell table:style-name="ce3" office:value-type="float" office:value="1099500000" calcext:value-type="float">
            <text:p>1.10E+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5800000" calcext:value-type="float">
            <text:p>1.38E+09</text:p>
          </table:table-cell>
          <table:table-cell table:style-name="ce3" office:value-type="float" office:value="733420000" calcext:value-type="float">
            <text:p>7.33E+08</text:p>
          </table:table-cell>
          <table:table-cell table:style-name="ce3" office:value-type="float" office:value="1286000000" calcext:value-type="float">
            <text:p>1.29E+09</text:p>
          </table:table-cell>
          <table:table-cell table:style-name="ce3" office:value-type="float" office:value="1285900000" calcext:value-type="float">
            <text:p>1.29E+09</text:p>
          </table:table-cell>
          <table:table-cell table:style-name="ce3" office:value-type="float" office:value="1160800000" calcext:value-type="float">
            <text:p>1.16E+09</text:p>
          </table:table-cell>
          <table:table-cell table:style-name="ce3" office:value-type="float" office:value="800800000" calcext:value-type="float">
            <text:p>8.01E+08</text:p>
          </table:table-cell>
          <table:table-cell table:style-name="ce3" office:value-type="float" office:value="1539000000" calcext:value-type="float">
            <text:p>1.54E+09</text:p>
          </table:table-cell>
          <table:table-cell table:style-name="ce3" office:value-type="float" office:value="1030700000" calcext:value-type="float">
            <text:p>1.03E+09</text:p>
          </table:table-cell>
          <table:table-cell table:style-name="ce3" office:value-type="float" office:value="1514800000" calcext:value-type="float">
            <text:p>1.51E+09</text:p>
          </table:table-cell>
          <table:table-cell table:style-name="ce3" office:value-type="float" office:value="732010000" calcext:value-type="float">
            <text:p>7.32E+08</text:p>
          </table:table-cell>
          <table:table-cell table:style-name="ce3" office:value-type="float" office:value="753750000" calcext:value-type="float">
            <text:p>7.54E+08</text:p>
          </table:table-cell>
          <table:table-cell table:style-name="ce3" office:value-type="float" office:value="1146800000" calcext:value-type="float">
            <text:p>1.15E+09</text:p>
          </table:table-cell>
          <table:table-cell table:style-name="ce3" office:value-type="float" office:value="1478100000" calcext:value-type="float">
            <text:p>1.48E+09</text:p>
          </table:table-cell>
          <table:table-cell table:style-name="ce3" office:value-type="float" office:value="1290800000" calcext:value-type="float">
            <text:p>1.29E+09</text:p>
          </table:table-cell>
          <table:table-cell table:style-name="ce3" office:value-type="float" office:value="1252900000" calcext:value-type="float">
            <text:p>1.25E+09</text:p>
          </table:table-cell>
          <table:table-cell table:style-name="ce3" office:value-type="float" office:value="817520000" calcext:value-type="float">
            <text:p>8.18E+08</text:p>
          </table:table-cell>
          <table:table-cell table:style-name="ce3" office:value-type="float" office:value="742960000" calcext:value-type="float">
            <text:p>7.43E+08</text:p>
          </table:table-cell>
          <table:table-cell table:style-name="ce3" office:value-type="float" office:value="1099500000" calcext:value-type="float">
            <text:p>1.10E+09</text:p>
          </table:table-cell>
          <table:table-cell table:number-columns-repeated="2"/>
        </table:table-row>
      </table:table>
      <table:table table:name="vs_ipc" table:style-name="ta1">
        <table:shapes>
          <draw:frame draw:z-index="0" draw:style-name="gr1" draw:text-style-name="P1" svg:width="210mm" svg:height="100mm" svg:x="47.75mm" svg:y="130.63mm">
            <draw:object draw:notify-on-update-of-ranges="vs_ipc.C20:vs_ipc.V20 vs_ipc.B21:vs_ipc.B21 vs_ipc.C21:vs_ipc.V21 vs_ipc.B22:vs_ipc.B22 vs_ipc.C22:vs_ipc.V22 vs_ipc.B23:vs_ipc.B23 vs_ipc.C23:vs_ipc.V23 vs_ipc.B24:vs_ipc.B24 vs_ipc.C24:vs_ipc.V24 vs_ipc.B25:vs_ipc.B25 vs_ipc.C25:vs_ipc.V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" calcext:value-type="float">
            <text:p>0.779</text:p>
          </table:table-cell>
          <table:table-cell office:value-type="float" office:value="1.6017" calcext:value-type="float">
            <text:p>1.6017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" calcext:value-type="float">
            <text:p>4.276</text:p>
          </table:table-cell>
          <table:table-cell office:value-type="float" office:value="4.0474" calcext:value-type="float">
            <text:p>4.04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2" calcext:value-type="float">
            <text:p>0.7782</text:p>
          </table:table-cell>
          <table:table-cell office:value-type="float" office:value="1.5692" calcext:value-type="float">
            <text:p>1.5692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44" calcext:value-type="float">
            <text:p>3.8644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792" calcext:value-type="float">
            <text:p>4.07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PKI=1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16" calcext:value-type="float">
            <text:p>3.3516</text:p>
          </table:table-cell>
          <table:table-cell office:value-type="float" office:value="2.1381" calcext:value-type="float">
            <text:p>2.1381</text:p>
          </table:table-cell>
          <table:table-cell office:value-type="float" office:value="1.3169" calcext:value-type="float">
            <text:p>1.3169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014" calcext:value-type="float">
            <text:p>1.6014</text:p>
          </table:table-cell>
          <table:table-cell office:value-type="float" office:value="2.7162" calcext:value-type="float">
            <text:p>2.7162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7" calcext:value-type="float">
            <text:p>4.4807</text:p>
          </table:table-cell>
          <table:table-cell office:value-type="float" office:value="3.6203" calcext:value-type="float">
            <text:p>3.6203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57" calcext:value-type="float">
            <text:p>5.1857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71" calcext:value-type="float">
            <text:p>2.0671</text:p>
          </table:table-cell>
          <table:table-cell office:value-type="float" office:value="4.2767" calcext:value-type="float">
            <text:p>4.2767</text:p>
          </table:table-cell>
          <table:table-cell office:value-type="float" office:value="4.0473" calcext:value-type="float">
            <text:p>4.047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PKI=2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79" calcext:value-type="float">
            <text:p>2.1379</text:p>
          </table:table-cell>
          <table:table-cell office:value-type="float" office:value="1.3175" calcext:value-type="float">
            <text:p>1.3175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6014" calcext:value-type="float">
            <text:p>1.6014</text:p>
          </table:table-cell>
          <table:table-cell office:value-type="float" office:value="2.7082" calcext:value-type="float">
            <text:p>2.7082</text:p>
          </table:table-cell>
          <table:table-cell office:value-type="float" office:value="0.5863" calcext:value-type="float">
            <text:p>0.5863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8" calcext:value-type="float">
            <text:p>4.4808</text:p>
          </table:table-cell>
          <table:table-cell office:value-type="float" office:value="3.6209" calcext:value-type="float">
            <text:p>3.6209</text:p>
          </table:table-cell>
          <table:table-cell office:value-type="float" office:value="3.8822" calcext:value-type="float">
            <text:p>3.8822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76" calcext:value-type="float">
            <text:p>5.1876</text:p>
          </table:table-cell>
          <table:table-cell office:value-type="float" office:value="3.2037" calcext:value-type="float">
            <text:p>3.2037</text:p>
          </table:table-cell>
          <table:table-cell office:value-type="float" office:value="2.0668" calcext:value-type="float">
            <text:p>2.0668</text:p>
          </table:table-cell>
          <table:table-cell office:value-type="float" office:value="4.2765" calcext:value-type="float">
            <text:p>4.2765</text:p>
          </table:table-cell>
          <table:table-cell office:value-type="float" office:value="4.0473" calcext:value-type="float">
            <text:p>4.04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office:value-type="float" office:value="2.1923" calcext:value-type="float">
            <text:p>2.1923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5" calcext:value-type="float">
            <text:p>2.1385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3" calcext:value-type="float">
            <text:p>0.7783</text:p>
          </table:table-cell>
          <table:table-cell office:value-type="float" office:value="1.5997" calcext:value-type="float">
            <text:p>1.5997</text:p>
          </table:table-cell>
          <table:table-cell office:value-type="float" office:value="2.7049" calcext:value-type="float">
            <text:p>2.704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8" calcext:value-type="float">
            <text:p>4.4808</text:p>
          </table:table-cell>
          <table:table-cell office:value-type="float" office:value="3.6209" calcext:value-type="float">
            <text:p>3.6209</text:p>
          </table:table-cell>
          <table:table-cell office:value-type="float" office:value="3.8842" calcext:value-type="float">
            <text:p>3.8842</text:p>
          </table:table-cell>
          <table:table-cell office:value-type="float" office:value="2.8291" calcext:value-type="float">
            <text:p>2.8291</text:p>
          </table:table-cell>
          <table:table-cell office:value-type="float" office:value="5.1862" calcext:value-type="float">
            <text:p>5.1862</text:p>
          </table:table-cell>
          <table:table-cell office:value-type="float" office:value="3.1825" calcext:value-type="float">
            <text:p>3.1825</text:p>
          </table:table-cell>
          <table:table-cell office:value-type="float" office:value="2.066" calcext:value-type="float">
            <text:p>2.066</text:p>
          </table:table-cell>
          <table:table-cell office:value-type="float" office:value="4.2765" calcext:value-type="float">
            <text:p>4.2765</text:p>
          </table:table-cell>
          <table:table-cell office:value-type="float" office:value="4.0473" calcext:value-type="float">
            <text:p>4.0473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8]/[.C$7]" office:value-type="float" office:value="1.01665893271462" calcext:value-type="float">
            <text:p>1.01665893271462</text:p>
          </table:table-cell>
          <table:table-cell table:formula="of:=[.D8]/[.D$7]" office:value-type="float" office:value="1.02688386049787" calcext:value-type="float">
            <text:p>1.02688386049787</text:p>
          </table:table-cell>
          <table:table-cell table:formula="of:=[.E8]/[.E$7]" office:value-type="float" office:value="1.02788193442938" calcext:value-type="float">
            <text:p>1.02788193442938</text:p>
          </table:table-cell>
          <table:table-cell table:formula="of:=[.F8]/[.F$7]" office:value-type="float" office:value="1.00228206298494" calcext:value-type="float">
            <text:p>1.00228206298494</text:p>
          </table:table-cell>
          <table:table-cell table:formula="of:=[.G8]/[.G$7]" office:value-type="float" office:value="1.00154281306248" calcext:value-type="float">
            <text:p>1.00154281306248</text:p>
          </table:table-cell>
          <table:table-cell table:formula="of:=[.H8]/[.H$7]" office:value-type="float" office:value="1.00539828008286" calcext:value-type="float">
            <text:p>1.00539828008286</text:p>
          </table:table-cell>
          <table:table-cell table:formula="of:=[.I8]/[.I$7]" office:value-type="float" office:value="0.963283784265498" calcext:value-type="float">
            <text:p>0.963283784265498</text:p>
          </table:table-cell>
          <table:table-cell table:formula="of:=[.J8]/[.J$7]" office:value-type="float" office:value="0.98653715064758" calcext:value-type="float">
            <text:p>0.98653715064758</text:p>
          </table:table-cell>
          <table:table-cell table:formula="of:=[.K8]/[.K$7]" office:value-type="float" office:value="1.00605759941513" calcext:value-type="float">
            <text:p>1.00605759941513</text:p>
          </table:table-cell>
          <table:table-cell table:formula="of:=[.L8]/[.L$7]" office:value-type="float" office:value="1.00317893841367" calcext:value-type="float">
            <text:p>1.00317893841367</text:p>
          </table:table-cell>
          <table:table-cell table:formula="of:=[.M8]/[.M$7]" office:value-type="float" office:value="0.988559726962457" calcext:value-type="float">
            <text:p>0.988559726962457</text:p>
          </table:table-cell>
          <table:table-cell table:formula="of:=[.N8]/[.N$7]" office:value-type="float" office:value="1.01112095009897" calcext:value-type="float">
            <text:p>1.01112095009897</text:p>
          </table:table-cell>
          <table:table-cell table:formula="of:=[.O8]/[.O$7]" office:value-type="float" office:value="1.00116764560187" calcext:value-type="float">
            <text:p>1.00116764560187</text:p>
          </table:table-cell>
          <table:table-cell table:formula="of:=[.P8]/[.P$7]" office:value-type="float" office:value="0.990755066567341" calcext:value-type="float">
            <text:p>0.990755066567341</text:p>
          </table:table-cell>
          <table:table-cell table:formula="of:=[.Q8]/[.Q$7]" office:value-type="float" office:value="0.982658417697788" calcext:value-type="float">
            <text:p>0.982658417697788</text:p>
          </table:table-cell>
          <table:table-cell table:formula="of:=[.R8]/[.R$7]" office:value-type="float" office:value="0.999564649542882" calcext:value-type="float">
            <text:p>0.999564649542882</text:p>
          </table:table-cell>
          <table:table-cell table:formula="of:=[.S8]/[.S$7]" office:value-type="float" office:value="1.00297891304858" calcext:value-type="float">
            <text:p>1.00297891304858</text:p>
          </table:table-cell>
          <table:table-cell table:formula="of:=[.T8]/[.T$7]" office:value-type="float" office:value="0.996871998226644" calcext:value-type="float">
            <text:p>0.996871998226644</text:p>
          </table:table-cell>
          <table:table-cell/>
          <table:table-cell table:formula="of:=GEOMEAN([.C15:.T15])" office:value-type="float" office:value="1.00063087699027" calcext:value-type="float">
            <text:p>1.00063087699027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9]/[.C$7]" office:value-type="float" office:value="0.996287703016241" calcext:value-type="float">
            <text:p>0.996287703016241</text:p>
          </table:table-cell>
          <table:table-cell table:formula="of:=[.D9]/[.D$7]" office:value-type="float" office:value="0.996601243148902" calcext:value-type="float">
            <text:p>0.996601243148902</text:p>
          </table:table-cell>
          <table:table-cell table:formula="of:=[.E9]/[.E$7]" office:value-type="float" office:value="0.99841361407557" calcext:value-type="float">
            <text:p>0.99841361407557</text:p>
          </table:table-cell>
          <table:table-cell table:formula="of:=[.F9]/[.F$7]" office:value-type="float" office:value="0.980222120797201" calcext:value-type="float">
            <text:p>0.980222120797201</text:p>
          </table:table-cell>
          <table:table-cell table:formula="of:=[.G9]/[.G$7]" office:value-type="float" office:value="1.00051427102083" calcext:value-type="float">
            <text:p>1.00051427102083</text:p>
          </table:table-cell>
          <table:table-cell table:formula="of:=[.H9]/[.H$7]" office:value-type="float" office:value="0.984997803025548" calcext:value-type="float">
            <text:p>0.984997803025548</text:p>
          </table:table-cell>
          <table:table-cell table:formula="of:=[.I9]/[.I$7]" office:value-type="float" office:value="0.971625138131394" calcext:value-type="float">
            <text:p>0.971625138131394</text:p>
          </table:table-cell>
          <table:table-cell table:formula="of:=[.J9]/[.J$7]" office:value-type="float" office:value="0.999488752556237" calcext:value-type="float">
            <text:p>0.999488752556237</text:p>
          </table:table-cell>
          <table:table-cell table:formula="of:=[.K9]/[.K$7]" office:value-type="float" office:value="1.00569205462284" calcext:value-type="float">
            <text:p>1.00569205462284</text:p>
          </table:table-cell>
          <table:table-cell table:formula="of:=[.L9]/[.L$7]" office:value-type="float" office:value="1.0006044460364" calcext:value-type="float">
            <text:p>1.0006044460364</text:p>
          </table:table-cell>
          <table:table-cell table:formula="of:=[.M9]/[.M$7]" office:value-type="float" office:value="0.99098976109215" calcext:value-type="float">
            <text:p>0.99098976109215</text:p>
          </table:table-cell>
          <table:table-cell table:formula="of:=[.N9]/[.N$7]" office:value-type="float" office:value="1.00645900614647" calcext:value-type="float">
            <text:p>1.00645900614647</text:p>
          </table:table-cell>
          <table:table-cell table:formula="of:=[.O9]/[.O$7]" office:value-type="float" office:value="0.996390913594225" calcext:value-type="float">
            <text:p>0.996390913594225</text:p>
          </table:table-cell>
          <table:table-cell table:formula="of:=[.P9]/[.P$7]" office:value-type="float" office:value="1.00565392623154" calcext:value-type="float">
            <text:p>1.00565392623154</text:p>
          </table:table-cell>
          <table:table-cell table:formula="of:=[.Q9]/[.Q$7]" office:value-type="float" office:value="1.00256217972753" calcext:value-type="float">
            <text:p>1.00256217972753</text:p>
          </table:table-cell>
          <table:table-cell table:formula="of:=[.R9]/[.R$7]" office:value-type="float" office:value="0.992405553136942" calcext:value-type="float">
            <text:p>0.992405553136942</text:p>
          </table:table-cell>
          <table:table-cell table:formula="of:=[.S9]/[.S$7]" office:value-type="float" office:value="0.999202495719278" calcext:value-type="float">
            <text:p>0.999202495719278</text:p>
          </table:table-cell>
          <table:table-cell table:formula="of:=[.T9]/[.T$7]" office:value-type="float" office:value="1.00470431762764" calcext:value-type="float">
            <text:p>1.00470431762764</text:p>
          </table:table-cell>
          <table:table-cell/>
          <table:table-cell table:formula="of:=GEOMEAN([.C16:.T16])" office:value-type="float" office:value="0.996225744414469" calcext:value-type="float">
            <text:p>0.996225744414469</text:p>
          </table:table-cell>
        </table:table-row>
        <table:table-row table:style-name="ro1">
          <table:table-cell/>
          <table:table-cell office:value-type="string" calcext:value-type="string">
            <text:p>MPKI=1</text:p>
          </table:table-cell>
          <table:table-cell table:formula="of:=[.C10]/[.C$7]" office:value-type="float" office:value="1.01665893271462" calcext:value-type="float">
            <text:p>1.01665893271462</text:p>
          </table:table-cell>
          <table:table-cell table:formula="of:=[.D10]/[.D$7]" office:value-type="float" office:value="1.02624085244496" calcext:value-type="float">
            <text:p>1.02624085244496</text:p>
          </table:table-cell>
          <table:table-cell table:formula="of:=[.E10]/[.E$7]" office:value-type="float" office:value="1.02783386212864" calcext:value-type="float">
            <text:p>1.02783386212864</text:p>
          </table:table-cell>
          <table:table-cell table:formula="of:=[.F10]/[.F$7]" office:value-type="float" office:value="1.00174958162179" calcext:value-type="float">
            <text:p>1.00174958162179</text:p>
          </table:table-cell>
          <table:table-cell table:formula="of:=[.G10]/[.G$7]" office:value-type="float" office:value="0.999871432244793" calcext:value-type="float">
            <text:p>0.999871432244793</text:p>
          </table:table-cell>
          <table:table-cell table:formula="of:=[.H10]/[.H$7]" office:value-type="float" office:value="1.00520996798694" calcext:value-type="float">
            <text:p>1.00520996798694</text:p>
          </table:table-cell>
          <table:table-cell table:formula="of:=[.I10]/[.I$7]" office:value-type="float" office:value="0.968238691049086" calcext:value-type="float">
            <text:p>0.968238691049086</text:p>
          </table:table-cell>
          <table:table-cell table:formula="of:=[.J10]/[.J$7]" office:value-type="float" office:value="0.999488752556237" calcext:value-type="float">
            <text:p>0.999488752556237</text:p>
          </table:table-cell>
          <table:table-cell table:formula="of:=[.K10]/[.K$7]" office:value-type="float" office:value="1.00650147523434" calcext:value-type="float">
            <text:p>1.00650147523434</text:p>
          </table:table-cell>
          <table:table-cell table:formula="of:=[.L10]/[.L$7]" office:value-type="float" office:value="1.00308939085272" calcext:value-type="float">
            <text:p>1.00308939085272</text:p>
          </table:table-cell>
          <table:table-cell table:formula="of:=[.M10]/[.M$7]" office:value-type="float" office:value="0.988477815699659" calcext:value-type="float">
            <text:p>0.988477815699659</text:p>
          </table:table-cell>
          <table:table-cell table:formula="of:=[.N10]/[.N$7]" office:value-type="float" office:value="1.01112095009897" calcext:value-type="float">
            <text:p>1.01112095009897</text:p>
          </table:table-cell>
          <table:table-cell table:formula="of:=[.O10]/[.O$7]" office:value-type="float" office:value="1.00116764560187" calcext:value-type="float">
            <text:p>1.00116764560187</text:p>
          </table:table-cell>
          <table:table-cell table:formula="of:=[.P10]/[.P$7]" office:value-type="float" office:value="0.990525853341738" calcext:value-type="float">
            <text:p>0.990525853341738</text:p>
          </table:table-cell>
          <table:table-cell table:formula="of:=[.Q10]/[.Q$7]" office:value-type="float" office:value="1.00246844144482" calcext:value-type="float">
            <text:p>1.00246844144482</text:p>
          </table:table-cell>
          <table:table-cell table:formula="of:=[.R10]/[.R$7]" office:value-type="float" office:value="0.999903255453974" calcext:value-type="float">
            <text:p>0.999903255453974</text:p>
          </table:table-cell>
          <table:table-cell table:formula="of:=[.S10]/[.S$7]" office:value-type="float" office:value="1.00314310510637" calcext:value-type="float">
            <text:p>1.00314310510637</text:p>
          </table:table-cell>
          <table:table-cell table:formula="of:=[.T10]/[.T$7]" office:value-type="float" office:value="0.996847368291421" calcext:value-type="float">
            <text:p>0.996847368291421</text:p>
          </table:table-cell>
          <table:table-cell/>
          <table:table-cell table:formula="of:=GEOMEAN([.C17:.T17])" office:value-type="float" office:value="1.00261107076284" calcext:value-type="float">
            <text:p>1.00261107076284</text:p>
          </table:table-cell>
        </table:table-row>
        <table:table-row table:style-name="ro1">
          <table:table-cell/>
          <table:table-cell office:value-type="string" calcext:value-type="string">
            <text:p>MPKI=2</text:p>
          </table:table-cell>
          <table:table-cell table:formula="of:=[.C11]/[.C$7]" office:value-type="float" office:value="1.01703016241299" calcext:value-type="float">
            <text:p>1.01703016241299</text:p>
          </table:table-cell>
          <table:table-cell table:formula="of:=[.D11]/[.D$7]" office:value-type="float" office:value="1.02688386049787" calcext:value-type="float">
            <text:p>1.02688386049787</text:p>
          </table:table-cell>
          <table:table-cell table:formula="of:=[.E11]/[.E$7]" office:value-type="float" office:value="1.02773771752716" calcext:value-type="float">
            <text:p>1.02773771752716</text:p>
          </table:table-cell>
          <table:table-cell table:formula="of:=[.F11]/[.F$7]" office:value-type="float" office:value="1.00220599421877" calcext:value-type="float">
            <text:p>1.00220599421877</text:p>
          </table:table-cell>
          <table:table-cell table:formula="of:=[.G11]/[.G$7]" office:value-type="float" office:value="1.00077140653124" calcext:value-type="float">
            <text:p>1.00077140653124</text:p>
          </table:table-cell>
          <table:table-cell table:formula="of:=[.H11]/[.H$7]" office:value-type="float" office:value="1.00520996798694" calcext:value-type="float">
            <text:p>1.00520996798694</text:p>
          </table:table-cell>
          <table:table-cell table:formula="of:=[.I11]/[.I$7]" office:value-type="float" office:value="0.965386946137668" calcext:value-type="float">
            <text:p>0.965386946137668</text:p>
          </table:table-cell>
          <table:table-cell table:formula="of:=[.J11]/[.J$7]" office:value-type="float" office:value="0.999147920927062" calcext:value-type="float">
            <text:p>0.999147920927062</text:p>
          </table:table-cell>
          <table:table-cell table:formula="of:=[.K11]/[.K$7]" office:value-type="float" office:value="1.00650147523434" calcext:value-type="float">
            <text:p>1.00650147523434</text:p>
          </table:table-cell>
          <table:table-cell table:formula="of:=[.L11]/[.L$7]" office:value-type="float" office:value="1.00311177774295" calcext:value-type="float">
            <text:p>1.00311177774295</text:p>
          </table:table-cell>
          <table:table-cell table:formula="of:=[.M11]/[.M$7]" office:value-type="float" office:value="0.988641638225256" calcext:value-type="float">
            <text:p>0.988641638225256</text:p>
          </table:table-cell>
          <table:table-cell table:formula="of:=[.N11]/[.N$7]" office:value-type="float" office:value="1.01109490571935" calcext:value-type="float">
            <text:p>1.01109490571935</text:p>
          </table:table-cell>
          <table:table-cell table:formula="of:=[.O11]/[.O$7]" office:value-type="float" office:value="1.00116764560187" calcext:value-type="float">
            <text:p>1.00116764560187</text:p>
          </table:table-cell>
          <table:table-cell table:formula="of:=[.P11]/[.P$7]" office:value-type="float" office:value="0.990888774282276" calcext:value-type="float">
            <text:p>0.990888774282276</text:p>
          </table:table-cell>
          <table:table-cell table:formula="of:=[.Q11]/[.Q$7]" office:value-type="float" office:value="1.00103112110986" calcext:value-type="float">
            <text:p>1.00103112110986</text:p>
          </table:table-cell>
          <table:table-cell table:formula="of:=[.R11]/[.R$7]" office:value-type="float" office:value="0.999758138634935" calcext:value-type="float">
            <text:p>0.999758138634935</text:p>
          </table:table-cell>
          <table:table-cell table:formula="of:=[.S11]/[.S$7]" office:value-type="float" office:value="1.00309619308986" calcext:value-type="float">
            <text:p>1.00309619308986</text:p>
          </table:table-cell>
          <table:table-cell table:formula="of:=[.T11]/[.T$7]" office:value-type="float" office:value="0.996847368291421" calcext:value-type="float">
            <text:p>0.996847368291421</text:p>
          </table:table-cell>
          <table:table-cell/>
          <table:table-cell table:formula="of:=GEOMEAN([.C18:.T18])" office:value-type="float" office:value="1.00249211723514" calcext:value-type="float">
            <text:p>1.00249211723514</text:p>
          </table:table-cell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formula="of:=[.C12]/[.C$7]" office:value-type="float" office:value="1.01730858468678" calcext:value-type="float">
            <text:p>1.01730858468678</text:p>
          </table:table-cell>
          <table:table-cell table:formula="of:=[.D12]/[.D$7]" office:value-type="float" office:value="1.02688386049787" calcext:value-type="float">
            <text:p>1.02688386049787</text:p>
          </table:table-cell>
          <table:table-cell table:formula="of:=[.E12]/[.E$7]" office:value-type="float" office:value="1.0280261513316" calcext:value-type="float">
            <text:p>1.0280261513316</text:p>
          </table:table-cell>
          <table:table-cell table:formula="of:=[.F12]/[.F$7]" office:value-type="float" office:value="1.0023581317511" calcext:value-type="float">
            <text:p>1.0023581317511</text:p>
          </table:table-cell>
          <table:table-cell table:formula="of:=[.G12]/[.G$7]" office:value-type="float" office:value="1.00064283877603" calcext:value-type="float">
            <text:p>1.00064283877603</text:p>
          </table:table-cell>
          <table:table-cell table:formula="of:=[.H12]/[.H$7]" office:value-type="float" office:value="1.0041428661101" calcext:value-type="float">
            <text:p>1.0041428661101</text:p>
          </table:table-cell>
          <table:table-cell table:formula="of:=[.I12]/[.I$7]" office:value-type="float" office:value="0.964210601361708" calcext:value-type="float">
            <text:p>0.964210601361708</text:p>
          </table:table-cell>
          <table:table-cell table:formula="of:=[.J12]/[.J$7]" office:value-type="float" office:value="0.999829584185413" calcext:value-type="float">
            <text:p>0.999829584185413</text:p>
          </table:table-cell>
          <table:table-cell table:formula="of:=[.K12]/[.K$7]" office:value-type="float" office:value="1.00650147523434" calcext:value-type="float">
            <text:p>1.00650147523434</text:p>
          </table:table-cell>
          <table:table-cell table:formula="of:=[.L12]/[.L$7]" office:value-type="float" office:value="1.00311177774295" calcext:value-type="float">
            <text:p>1.00311177774295</text:p>
          </table:table-cell>
          <table:table-cell table:formula="of:=[.M12]/[.M$7]" office:value-type="float" office:value="0.988641638225256" calcext:value-type="float">
            <text:p>0.988641638225256</text:p>
          </table:table-cell>
          <table:table-cell table:formula="of:=[.N12]/[.N$7]" office:value-type="float" office:value="1.0116157933118" calcext:value-type="float">
            <text:p>1.0116157933118</text:p>
          </table:table-cell>
          <table:table-cell table:formula="of:=[.O12]/[.O$7]" office:value-type="float" office:value="1.00102611280164" calcext:value-type="float">
            <text:p>1.00102611280164</text:p>
          </table:table-cell>
          <table:table-cell table:formula="of:=[.P12]/[.P$7]" office:value-type="float" office:value="0.990621358852406" calcext:value-type="float">
            <text:p>0.990621358852406</text:p>
          </table:table-cell>
          <table:table-cell table:formula="of:=[.Q12]/[.Q$7]" office:value-type="float" office:value="0.994406949131358" calcext:value-type="float">
            <text:p>0.994406949131358</text:p>
          </table:table-cell>
          <table:table-cell table:formula="of:=[.R12]/[.R$7]" office:value-type="float" office:value="0.99937116045083" calcext:value-type="float">
            <text:p>0.99937116045083</text:p>
          </table:table-cell>
          <table:table-cell table:formula="of:=[.S12]/[.S$7]" office:value-type="float" office:value="1.00309619308986" calcext:value-type="float">
            <text:p>1.00309619308986</text:p>
          </table:table-cell>
          <table:table-cell table:formula="of:=[.T12]/[.T$7]" office:value-type="float" office:value="0.996847368291421" calcext:value-type="float">
            <text:p>0.996847368291421</text:p>
          </table:table-cell>
          <table:table-cell/>
          <table:table-cell table:formula="of:=GEOMEAN([.C19:.T19])" office:value-type="float" office:value="1.00204975509251" calcext:value-type="float">
            <text:p>1.00204975509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(1-[.C15])*100" office:value-type="float" office:value="-1.66589327146174" calcext:value-type="float">
            <text:p>-1.66589327146174</text:p>
          </table:table-cell>
          <table:table-cell table:formula="of:=(1-[.D15])*100" office:value-type="float" office:value="-2.68838604978718" calcext:value-type="float">
            <text:p>-2.68838604978718</text:p>
          </table:table-cell>
          <table:table-cell table:formula="of:=(1-[.E15])*100" office:value-type="float" office:value="-2.78819344293817" calcext:value-type="float">
            <text:p>-2.78819344293817</text:p>
          </table:table-cell>
          <table:table-cell table:formula="of:=(1-[.F15])*100" office:value-type="float" office:value="-0.228206298493849" calcext:value-type="float">
            <text:p>-0.228206298493849</text:p>
          </table:table-cell>
          <table:table-cell table:formula="of:=(1-[.G15])*100" office:value-type="float" office:value="-0.154281306248394" calcext:value-type="float">
            <text:p>-0.154281306248394</text:p>
          </table:table-cell>
          <table:table-cell table:formula="of:=(1-[.H15])*100" office:value-type="float" office:value="-0.539828008285737" calcext:value-type="float">
            <text:p>-0.539828008285737</text:p>
          </table:table-cell>
          <table:table-cell table:formula="of:=(1-[.I15])*100" office:value-type="float" office:value="3.67162157345025" calcext:value-type="float">
            <text:p>3.67162157345025</text:p>
          </table:table-cell>
          <table:table-cell table:formula="of:=(1-[.J15])*100" office:value-type="float" office:value="1.34628493524197" calcext:value-type="float">
            <text:p>1.34628493524197</text:p>
          </table:table-cell>
          <table:table-cell table:formula="of:=(1-[.K15])*100" office:value-type="float" office:value="-0.605759941512818" calcext:value-type="float">
            <text:p>-0.605759941512818</text:p>
          </table:table-cell>
          <table:table-cell table:formula="of:=(1-[.L15])*100" office:value-type="float" office:value="-0.31789384136649" calcext:value-type="float">
            <text:p>-0.31789384136649</text:p>
          </table:table-cell>
          <table:table-cell table:formula="of:=(1-[.M15])*100" office:value-type="float" office:value="1.14402730375427" calcext:value-type="float">
            <text:p>1.14402730375427</text:p>
          </table:table-cell>
          <table:table-cell table:formula="of:=(1-[.N15])*100" office:value-type="float" office:value="-1.11209500989686" calcext:value-type="float">
            <text:p>-1.11209500989686</text:p>
          </table:table-cell>
          <table:table-cell table:formula="of:=(1-[.O15])*100" office:value-type="float" office:value="-0.116764560186811" calcext:value-type="float">
            <text:p>-0.116764560186811</text:p>
          </table:table-cell>
          <table:table-cell table:formula="of:=(1-[.P15])*100" office:value-type="float" office:value="0.924493343265909" calcext:value-type="float">
            <text:p>0.924493343265909</text:p>
          </table:table-cell>
          <table:table-cell table:formula="of:=(1-[.Q15])*100" office:value-type="float" office:value="1.73415823022123" calcext:value-type="float">
            <text:p>1.73415823022123</text:p>
          </table:table-cell>
          <table:table-cell table:formula="of:=(1-[.R15])*100" office:value-type="float" office:value="0.0435350457118067" calcext:value-type="float">
            <text:p>0.043535045711807</text:p>
          </table:table-cell>
          <table:table-cell table:formula="of:=(1-[.S15])*100" office:value-type="float" office:value="-0.297891304857734" calcext:value-type="float">
            <text:p>-0.297891304857734</text:p>
          </table:table-cell>
          <table:table-cell table:formula="of:=(1-[.T15])*100" office:value-type="float" office:value="0.312800177335548" calcext:value-type="float">
            <text:p>0.312800177335548</text:p>
          </table:table-cell>
          <table:table-cell/>
          <table:table-cell table:formula="of:=(1-[.V15])*100" office:value-type="float" office:value="-0.0630876990272977" calcext:value-type="float">
            <text:p>-0.06308769902729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(1-[.C16])*100" office:value-type="float" office:value="0.371229698375874" calcext:value-type="float">
            <text:p>0.371229698375874</text:p>
          </table:table-cell>
          <table:table-cell table:formula="of:=(1-[.D16])*100" office:value-type="float" office:value="0.339875685109781" calcext:value-type="float">
            <text:p>0.339875685109781</text:p>
          </table:table-cell>
          <table:table-cell table:formula="of:=(1-[.E16])*100" office:value-type="float" office:value="0.158638592443028" calcext:value-type="float">
            <text:p>0.158638592443028</text:p>
          </table:table-cell>
          <table:table-cell table:formula="of:=(1-[.F16])*100" office:value-type="float" office:value="1.97778792027994" calcext:value-type="float">
            <text:p>1.97778792027994</text:p>
          </table:table-cell>
          <table:table-cell table:formula="of:=(1-[.G16])*100" office:value-type="float" office:value="-0.0514271020827906" calcext:value-type="float">
            <text:p>-0.051427102082791</text:p>
          </table:table-cell>
          <table:table-cell table:formula="of:=(1-[.H16])*100" office:value-type="float" office:value="1.50021969744525" calcext:value-type="float">
            <text:p>1.50021969744525</text:p>
          </table:table-cell>
          <table:table-cell table:formula="of:=(1-[.I16])*100" office:value-type="float" office:value="2.83748618686059" calcext:value-type="float">
            <text:p>2.83748618686059</text:p>
          </table:table-cell>
          <table:table-cell table:formula="of:=(1-[.J16])*100" office:value-type="float" office:value="0.0511247443762741" calcext:value-type="float">
            <text:p>0.051124744376274</text:p>
          </table:table-cell>
          <table:table-cell table:formula="of:=(1-[.K16])*100" office:value-type="float" office:value="-0.569205462283606" calcext:value-type="float">
            <text:p>-0.569205462283606</text:p>
          </table:table-cell>
          <table:table-cell table:formula="of:=(1-[.L16])*100" office:value-type="float" office:value="-0.0604446036400974" calcext:value-type="float">
            <text:p>-0.060444603640097</text:p>
          </table:table-cell>
          <table:table-cell table:formula="of:=(1-[.M16])*100" office:value-type="float" office:value="0.90102389078498" calcext:value-type="float">
            <text:p>0.90102389078498</text:p>
          </table:table-cell>
          <table:table-cell table:formula="of:=(1-[.N16])*100" office:value-type="float" office:value="-0.645900614647355" calcext:value-type="float">
            <text:p>-0.645900614647355</text:p>
          </table:table-cell>
          <table:table-cell table:formula="of:=(1-[.O16])*100" office:value-type="float" office:value="0.360908640577462" calcext:value-type="float">
            <text:p>0.360908640577462</text:p>
          </table:table-cell>
          <table:table-cell table:formula="of:=(1-[.P16])*100" office:value-type="float" office:value="-0.565392623154359" calcext:value-type="float">
            <text:p>-0.565392623154359</text:p>
          </table:table-cell>
          <table:table-cell table:formula="of:=(1-[.Q16])*100" office:value-type="float" office:value="-0.256217972753414" calcext:value-type="float">
            <text:p>-0.256217972753414</text:p>
          </table:table-cell>
          <table:table-cell table:formula="of:=(1-[.R16])*100" office:value-type="float" office:value="0.759444686305799" calcext:value-type="float">
            <text:p>0.759444686305799</text:p>
          </table:table-cell>
          <table:table-cell table:formula="of:=(1-[.S16])*100" office:value-type="float" office:value="0.0797504280721562" calcext:value-type="float">
            <text:p>0.079750428072156</text:p>
          </table:table-cell>
          <table:table-cell table:formula="of:=(1-[.T16])*100" office:value-type="float" office:value="-0.470431762764467" calcext:value-type="float">
            <text:p>-0.470431762764467</text:p>
          </table:table-cell>
          <table:table-cell/>
          <table:table-cell table:formula="of:=(1-[.V16])*100" office:value-type="float" office:value="0.377425558553057" calcext:value-type="float">
            <text:p>0.377425558553057</text:p>
          </table:table-cell>
        </table:table-row>
        <table:table-row table:style-name="ro1">
          <table:table-cell/>
          <table:table-cell office:value-type="string" calcext:value-type="string">
            <text:p>MPKI=1</text:p>
          </table:table-cell>
          <table:table-cell table:formula="of:=(1-[.C17])*100" office:value-type="float" office:value="-1.66589327146174" calcext:value-type="float">
            <text:p>-1.66589327146174</text:p>
          </table:table-cell>
          <table:table-cell table:formula="of:=(1-[.D17])*100" office:value-type="float" office:value="-2.62408524449615" calcext:value-type="float">
            <text:p>-2.62408524449615</text:p>
          </table:table-cell>
          <table:table-cell table:formula="of:=(1-[.E17])*100" office:value-type="float" office:value="-2.78338621286416" calcext:value-type="float">
            <text:p>-2.78338621286416</text:p>
          </table:table-cell>
          <table:table-cell table:formula="of:=(1-[.F17])*100" office:value-type="float" office:value="-0.174958162178607" calcext:value-type="float">
            <text:p>-0.174958162178607</text:p>
          </table:table-cell>
          <table:table-cell table:formula="of:=(1-[.G17])*100" office:value-type="float" office:value="0.0128567755206976" calcext:value-type="float">
            <text:p>0.012856775520698</text:p>
          </table:table-cell>
          <table:table-cell table:formula="of:=(1-[.H17])*100" office:value-type="float" office:value="-0.520996798694351" calcext:value-type="float">
            <text:p>-0.520996798694351</text:p>
          </table:table-cell>
          <table:table-cell table:formula="of:=(1-[.I17])*100" office:value-type="float" office:value="3.17613089509142" calcext:value-type="float">
            <text:p>3.17613089509142</text:p>
          </table:table-cell>
          <table:table-cell table:formula="of:=(1-[.J17])*100" office:value-type="float" office:value="0.0511247443762741" calcext:value-type="float">
            <text:p>0.051124744376274</text:p>
          </table:table-cell>
          <table:table-cell table:formula="of:=(1-[.K17])*100" office:value-type="float" office:value="-0.650147523434019" calcext:value-type="float">
            <text:p>-0.650147523434019</text:p>
          </table:table-cell>
          <table:table-cell table:formula="of:=(1-[.L17])*100" office:value-type="float" office:value="-0.308939085271653" calcext:value-type="float">
            <text:p>-0.308939085271653</text:p>
          </table:table-cell>
          <table:table-cell table:formula="of:=(1-[.M17])*100" office:value-type="float" office:value="1.15221843003412" calcext:value-type="float">
            <text:p>1.15221843003412</text:p>
          </table:table-cell>
          <table:table-cell table:formula="of:=(1-[.N17])*100" office:value-type="float" office:value="-1.11209500989686" calcext:value-type="float">
            <text:p>-1.11209500989686</text:p>
          </table:table-cell>
          <table:table-cell table:formula="of:=(1-[.O17])*100" office:value-type="float" office:value="-0.116764560186811" calcext:value-type="float">
            <text:p>-0.116764560186811</text:p>
          </table:table-cell>
          <table:table-cell table:formula="of:=(1-[.P17])*100" office:value-type="float" office:value="0.947414665826218" calcext:value-type="float">
            <text:p>0.947414665826218</text:p>
          </table:table-cell>
          <table:table-cell table:formula="of:=(1-[.Q17])*100" office:value-type="float" office:value="-0.246844144481928" calcext:value-type="float">
            <text:p>-0.246844144481928</text:p>
          </table:table-cell>
          <table:table-cell table:formula="of:=(1-[.R17])*100" office:value-type="float" office:value="0.00967445460262617" calcext:value-type="float">
            <text:p>0.009674454602626</text:p>
          </table:table-cell>
          <table:table-cell table:formula="of:=(1-[.S17])*100" office:value-type="float" office:value="-0.314310510637306" calcext:value-type="float">
            <text:p>-0.314310510637306</text:p>
          </table:table-cell>
          <table:table-cell table:formula="of:=(1-[.T17])*100" office:value-type="float" office:value="0.315263170857871" calcext:value-type="float">
            <text:p>0.315263170857871</text:p>
          </table:table-cell>
          <table:table-cell/>
          <table:table-cell table:formula="of:=(1-[.V17])*100" office:value-type="float" office:value="-0.261107076283951" calcext:value-type="float">
            <text:p>-0.261107076283951</text:p>
          </table:table-cell>
        </table:table-row>
        <table:table-row table:style-name="ro1">
          <table:table-cell/>
          <table:table-cell office:value-type="string" calcext:value-type="string">
            <text:p>MPKI=2</text:p>
          </table:table-cell>
          <table:table-cell table:formula="of:=(1-[.C18])*100" office:value-type="float" office:value="-1.70301624129932" calcext:value-type="float">
            <text:p>-1.70301624129932</text:p>
          </table:table-cell>
          <table:table-cell table:formula="of:=(1-[.D18])*100" office:value-type="float" office:value="-2.68838604978718" calcext:value-type="float">
            <text:p>-2.68838604978718</text:p>
          </table:table-cell>
          <table:table-cell table:formula="of:=(1-[.E18])*100" office:value-type="float" office:value="-2.77377175271609" calcext:value-type="float">
            <text:p>-2.77377175271609</text:p>
          </table:table-cell>
          <table:table-cell table:formula="of:=(1-[.F18])*100" office:value-type="float" office:value="-0.220599421877377" calcext:value-type="float">
            <text:p>-0.220599421877377</text:p>
          </table:table-cell>
          <table:table-cell table:formula="of:=(1-[.G18])*100" office:value-type="float" office:value="-0.077140653124208" calcext:value-type="float">
            <text:p>-0.077140653124208</text:p>
          </table:table-cell>
          <table:table-cell table:formula="of:=(1-[.H18])*100" office:value-type="float" office:value="-0.520996798694351" calcext:value-type="float">
            <text:p>-0.520996798694351</text:p>
          </table:table-cell>
          <table:table-cell table:formula="of:=(1-[.I18])*100" office:value-type="float" office:value="3.46130538623319" calcext:value-type="float">
            <text:p>3.46130538623319</text:p>
          </table:table-cell>
          <table:table-cell table:formula="of:=(1-[.J18])*100" office:value-type="float" office:value="0.0852079072937828" calcext:value-type="float">
            <text:p>0.085207907293783</text:p>
          </table:table-cell>
          <table:table-cell table:formula="of:=(1-[.K18])*100" office:value-type="float" office:value="-0.650147523434019" calcext:value-type="float">
            <text:p>-0.650147523434019</text:p>
          </table:table-cell>
          <table:table-cell table:formula="of:=(1-[.L18])*100" office:value-type="float" office:value="-0.31117777429539" calcext:value-type="float">
            <text:p>-0.31117777429539</text:p>
          </table:table-cell>
          <table:table-cell table:formula="of:=(1-[.M18])*100" office:value-type="float" office:value="1.13583617747441" calcext:value-type="float">
            <text:p>1.13583617747441</text:p>
          </table:table-cell>
          <table:table-cell table:formula="of:=(1-[.N18])*100" office:value-type="float" office:value="-1.10949057193459" calcext:value-type="float">
            <text:p>-1.10949057193459</text:p>
          </table:table-cell>
          <table:table-cell table:formula="of:=(1-[.O18])*100" office:value-type="float" office:value="-0.116764560186811" calcext:value-type="float">
            <text:p>-0.116764560186811</text:p>
          </table:table-cell>
          <table:table-cell table:formula="of:=(1-[.P18])*100" office:value-type="float" office:value="0.911122571772394" calcext:value-type="float">
            <text:p>0.911122571772394</text:p>
          </table:table-cell>
          <table:table-cell table:formula="of:=(1-[.Q18])*100" office:value-type="float" office:value="-0.103112110986126" calcext:value-type="float">
            <text:p>-0.103112110986126</text:p>
          </table:table-cell>
          <table:table-cell table:formula="of:=(1-[.R18])*100" office:value-type="float" office:value="0.0241861365065432" calcext:value-type="float">
            <text:p>0.024186136506543</text:p>
          </table:table-cell>
          <table:table-cell table:formula="of:=(1-[.S18])*100" office:value-type="float" office:value="-0.309619308986009" calcext:value-type="float">
            <text:p>-0.309619308986009</text:p>
          </table:table-cell>
          <table:table-cell table:formula="of:=(1-[.T18])*100" office:value-type="float" office:value="0.315263170857871" calcext:value-type="float">
            <text:p>0.315263170857871</text:p>
          </table:table-cell>
          <table:table-cell/>
          <table:table-cell table:formula="of:=(1-[.V18])*100" office:value-type="float" office:value="-0.249211723514176" calcext:value-type="float">
            <text:p>-0.249211723514176</text:p>
          </table:table-cell>
        </table:table-row>
        <table:table-row table:style-name="ro1">
          <table:table-cell/>
          <table:table-cell office:value-type="string" calcext:value-type="string">
            <text:p>MPKI=3</text:p>
          </table:table-cell>
          <table:table-cell table:formula="of:=(1-[.C19])*100" office:value-type="float" office:value="-1.73085846867751" calcext:value-type="float">
            <text:p>-1.73085846867751</text:p>
          </table:table-cell>
          <table:table-cell table:formula="of:=(1-[.D19])*100" office:value-type="float" office:value="-2.68838604978718" calcext:value-type="float">
            <text:p>-2.68838604978718</text:p>
          </table:table-cell>
          <table:table-cell table:formula="of:=(1-[.E19])*100" office:value-type="float" office:value="-2.80261513316027" calcext:value-type="float">
            <text:p>-2.80261513316027</text:p>
          </table:table-cell>
          <table:table-cell table:formula="of:=(1-[.F19])*100" office:value-type="float" office:value="-0.2358131751103" calcext:value-type="float">
            <text:p>-0.2358131751103</text:p>
          </table:table-cell>
          <table:table-cell table:formula="of:=(1-[.G19])*100" office:value-type="float" office:value="-0.0642838776034882" calcext:value-type="float">
            <text:p>-0.064283877603488</text:p>
          </table:table-cell>
          <table:table-cell table:formula="of:=(1-[.H19])*100" office:value-type="float" office:value="-0.414286611009973" calcext:value-type="float">
            <text:p>-0.414286611009973</text:p>
          </table:table-cell>
          <table:table-cell table:formula="of:=(1-[.I19])*100" office:value-type="float" office:value="3.57893986382917" calcext:value-type="float">
            <text:p>3.57893986382917</text:p>
          </table:table-cell>
          <table:table-cell table:formula="of:=(1-[.J19])*100" office:value-type="float" office:value="0.0170415814587543" calcext:value-type="float">
            <text:p>0.017041581458754</text:p>
          </table:table-cell>
          <table:table-cell table:formula="of:=(1-[.K19])*100" office:value-type="float" office:value="-0.650147523434019" calcext:value-type="float">
            <text:p>-0.650147523434019</text:p>
          </table:table-cell>
          <table:table-cell table:formula="of:=(1-[.L19])*100" office:value-type="float" office:value="-0.31117777429539" calcext:value-type="float">
            <text:p>-0.31117777429539</text:p>
          </table:table-cell>
          <table:table-cell table:formula="of:=(1-[.M19])*100" office:value-type="float" office:value="1.13583617747441" calcext:value-type="float">
            <text:p>1.13583617747441</text:p>
          </table:table-cell>
          <table:table-cell table:formula="of:=(1-[.N19])*100" office:value-type="float" office:value="-1.16157933118033" calcext:value-type="float">
            <text:p>-1.16157933118033</text:p>
          </table:table-cell>
          <table:table-cell table:formula="of:=(1-[.O19])*100" office:value-type="float" office:value="-0.102611280164178" calcext:value-type="float">
            <text:p>-0.102611280164178</text:p>
          </table:table-cell>
          <table:table-cell table:formula="of:=(1-[.P19])*100" office:value-type="float" office:value="0.937864114759412" calcext:value-type="float">
            <text:p>0.937864114759412</text:p>
          </table:table-cell>
          <table:table-cell table:formula="of:=(1-[.Q19])*100" office:value-type="float" office:value="0.559305086864148" calcext:value-type="float">
            <text:p>0.559305086864148</text:p>
          </table:table-cell>
          <table:table-cell table:formula="of:=(1-[.R19])*100" office:value-type="float" office:value="0.0628839549170479" calcext:value-type="float">
            <text:p>0.062883954917048</text:p>
          </table:table-cell>
          <table:table-cell table:formula="of:=(1-[.S19])*100" office:value-type="float" office:value="-0.309619308986009" calcext:value-type="float">
            <text:p>-0.309619308986009</text:p>
          </table:table-cell>
          <table:table-cell table:formula="of:=(1-[.T19])*100" office:value-type="float" office:value="0.315263170857871" calcext:value-type="float">
            <text:p>0.315263170857871</text:p>
          </table:table-cell>
          <table:table-cell/>
          <table:table-cell table:formula="of:=(1-[.V19])*100" office:value-type="float" office:value="-0.204975509250804" calcext:value-type="float">
            <text:p>-0.204975509250804</text:p>
          </table:table-cell>
        </table:table-row>
        <table:table-row table:style-name="ro1" table:number-rows-repeated="33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get sim_IPC data from 101 to 103 ( FP 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516" calcext:value-type="float">
            <text:p>3.3516</text:p>
          </table:table-cell>
          <table:table-cell office:value-type="float" office:value="2.1381" calcext:value-type="float">
            <text:p>2.1381</text:p>
          </table:table-cell>
          <table:table-cell office:value-type="float" office:value="1.3169" calcext:value-type="float">
            <text:p>1.3169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014" calcext:value-type="float">
            <text:p>1.6014</text:p>
          </table:table-cell>
          <table:table-cell office:value-type="float" office:value="2.7162" calcext:value-type="float">
            <text:p>2.7162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7" calcext:value-type="float">
            <text:p>4.4807</text:p>
          </table:table-cell>
          <table:table-cell office:value-type="float" office:value="3.6203" calcext:value-type="float">
            <text:p>3.6203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57" calcext:value-type="float">
            <text:p>5.1857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71" calcext:value-type="float">
            <text:p>2.0671</text:p>
          </table:table-cell>
          <table:table-cell office:value-type="float" office:value="4.2767" calcext:value-type="float">
            <text:p>4.2767</text:p>
          </table:table-cell>
          <table:table-cell office:value-type="float" office:value="4.0473" calcext:value-type="float">
            <text:p>4.04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17" calcext:value-type="float">
            <text:p>2.1917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79" calcext:value-type="float">
            <text:p>2.1379</text:p>
          </table:table-cell>
          <table:table-cell office:value-type="float" office:value="1.3175" calcext:value-type="float">
            <text:p>1.3175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6014" calcext:value-type="float">
            <text:p>1.6014</text:p>
          </table:table-cell>
          <table:table-cell office:value-type="float" office:value="2.7082" calcext:value-type="float">
            <text:p>2.7082</text:p>
          </table:table-cell>
          <table:table-cell office:value-type="float" office:value="0.5863" calcext:value-type="float">
            <text:p>0.5863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8" calcext:value-type="float">
            <text:p>4.4808</text:p>
          </table:table-cell>
          <table:table-cell office:value-type="float" office:value="3.6209" calcext:value-type="float">
            <text:p>3.6209</text:p>
          </table:table-cell>
          <table:table-cell office:value-type="float" office:value="3.8822" calcext:value-type="float">
            <text:p>3.8822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76" calcext:value-type="float">
            <text:p>5.1876</text:p>
          </table:table-cell>
          <table:table-cell office:value-type="float" office:value="3.2037" calcext:value-type="float">
            <text:p>3.2037</text:p>
          </table:table-cell>
          <table:table-cell office:value-type="float" office:value="2.0668" calcext:value-type="float">
            <text:p>2.0668</text:p>
          </table:table-cell>
          <table:table-cell office:value-type="float" office:value="4.2765" calcext:value-type="float">
            <text:p>4.2765</text:p>
          </table:table-cell>
          <table:table-cell office:value-type="float" office:value="4.0473" calcext:value-type="float">
            <text:p>4.04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23" calcext:value-type="float">
            <text:p>2.1923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5" calcext:value-type="float">
            <text:p>2.1385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3" calcext:value-type="float">
            <text:p>0.7783</text:p>
          </table:table-cell>
          <table:table-cell office:value-type="float" office:value="1.5997" calcext:value-type="float">
            <text:p>1.5997</text:p>
          </table:table-cell>
          <table:table-cell office:value-type="float" office:value="2.7049" calcext:value-type="float">
            <text:p>2.704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548" calcext:value-type="float">
            <text:p>3.8548</text:p>
          </table:table-cell>
          <table:table-cell office:value-type="float" office:value="4.4808" calcext:value-type="float">
            <text:p>4.4808</text:p>
          </table:table-cell>
          <table:table-cell office:value-type="float" office:value="3.6209" calcext:value-type="float">
            <text:p>3.6209</text:p>
          </table:table-cell>
          <table:table-cell office:value-type="float" office:value="3.8842" calcext:value-type="float">
            <text:p>3.8842</text:p>
          </table:table-cell>
          <table:table-cell office:value-type="float" office:value="2.8291" calcext:value-type="float">
            <text:p>2.8291</text:p>
          </table:table-cell>
          <table:table-cell office:value-type="float" office:value="5.1862" calcext:value-type="float">
            <text:p>5.1862</text:p>
          </table:table-cell>
          <table:table-cell office:value-type="float" office:value="3.1825" calcext:value-type="float">
            <text:p>3.1825</text:p>
          </table:table-cell>
          <table:table-cell office:value-type="float" office:value="2.066" calcext:value-type="float">
            <text:p>2.066</text:p>
          </table:table-cell>
          <table:table-cell office:value-type="float" office:value="4.2765" calcext:value-type="float">
            <text:p>4.2765</text:p>
          </table:table-cell>
          <table:table-cell office:value-type="float" office:value="4.0473" calcext:value-type="float">
            <text:p>4.04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21:11:11.90252142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21:18:43.588089430</dc:date>
    <meta:editing-duration>PT1H47M10S</meta:editing-duration>
    <meta:editing-cycles>24</meta:editing-cycles>
    <meta:generator>LibreOffice/6.0.7.3$Linux_X86_64 LibreOffice_project/00m0$Build-3</meta:generator>
    <meta:document-statistic meta:table-count="2" meta:cell-count="896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075cm" svg:y="0cm" style:legend-expansion="custom" chartooo:width="14.925cm" chartooo:height="0.863cm" style:legend-expansion-aspect-ratio="17.2943221320973" chart:style-name="ch2"/>
        <chart:plot-area chart:style-name="ch3" table:cell-range-address="vs_comp.B24:vs_comp.V29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vs_comp.C24:vs_comp.V24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vs_comp.C25:vs_comp.V25" chart:label-cell-address="vs_comp.B25:vs_comp.B25" chart:class="chart:bar">
            <chart:data-point chart:repeated="20"/>
          </chart:series>
          <chart:series chart:style-name="ch8" chart:values-cell-range-address="vs_comp.C26:vs_comp.V26" chart:label-cell-address="vs_comp.B26:vs_comp.B26" chart:class="chart:bar">
            <chart:data-point chart:repeated="20"/>
          </chart:series>
          <chart:series chart:style-name="ch9" chart:values-cell-range-address="vs_comp.C27:vs_comp.V27" chart:label-cell-address="vs_comp.B27:vs_comp.B27" chart:class="chart:bar">
            <chart:data-point chart:repeated="20"/>
          </chart:series>
          <chart:series chart:style-name="ch10" chart:values-cell-range-address="vs_comp.C28:vs_comp.V28" chart:label-cell-address="vs_comp.B28:vs_comp.B28" chart:class="chart:bar">
            <chart:data-point chart:repeated="20"/>
          </chart:series>
          <chart:series chart:style-name="ch11" chart:values-cell-range-address="vs_comp.C29:vs_comp.V29" chart:label-cell-address="vs_comp.B29:vs_comp.B29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comp.C24:vs_comp.V2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comp.B25:vs_comp.B25</svg:desc>
                </draw:g>
              </table:table-cell>
              <table:table-cell office:value-type="float" office:value="14.6762281922295">
                <text:p>14.6762281922295</text:p>
                <draw:g>
                  <svg:desc>vs_comp.C25:vs_comp.V25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895243264244">
                <text:p>15.6895243264244</text:p>
              </table:table-cell>
            </table:table-row>
            <table:table-row>
              <table:table-cell office:value-type="string">
                <text:p>CONSERVATIVE</text:p>
                <draw:g>
                  <svg:desc>vs_comp.B26:vs_comp.B26</svg:desc>
                </draw:g>
              </table:table-cell>
              <table:table-cell office:value-type="float" office:value="20.8402012201648">
                <text:p>20.8402012201648</text:p>
                <draw:g>
                  <svg:desc>vs_comp.C26:vs_comp.V26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633276045328">
                <text:p>21.4633276045328</text:p>
              </table:table-cell>
            </table:table-row>
            <table:table-row>
              <table:table-cell office:value-type="string">
                <text:p>MPKI=1</text:p>
                <draw:g>
                  <svg:desc>vs_comp.B27:vs_comp.B27</svg:desc>
                </draw:g>
              </table:table-cell>
              <table:table-cell office:value-type="float" office:value="14.7661350743872">
                <text:p>14.7661350743872</text:p>
                <draw:g>
                  <svg:desc>vs_comp.C27:vs_comp.V27</svg:desc>
                </draw:g>
              </table:table-cell>
              <table:table-cell office:value-type="float" office:value="11.1517508549983">
                <text:p>11.1517508549983</text:p>
              </table:table-cell>
              <table:table-cell office:value-type="float" office:value="14.412986201045">
                <text:p>14.412986201045</text:p>
              </table:table-cell>
              <table:table-cell office:value-type="float" office:value="14.5533434272672">
                <text:p>14.5533434272672</text:p>
              </table:table-cell>
              <table:table-cell office:value-type="float" office:value="20.1227922624054">
                <text:p>20.1227922624054</text:p>
              </table:table-cell>
              <table:table-cell office:value-type="float" office:value="13.5919995993122">
                <text:p>13.5919995993122</text:p>
              </table:table-cell>
              <table:table-cell office:value-type="float" office:value="15.5125725338491">
                <text:p>15.5125725338491</text:p>
              </table:table-cell>
              <table:table-cell office:value-type="float" office:value="17.592483654638">
                <text:p>17.592483654638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6970559459219">
                <text:p>21.6970559459219</text:p>
              </table:table-cell>
              <table:table-cell office:value-type="float" office:value="23.4415988064897">
                <text:p>23.4415988064897</text:p>
              </table:table-cell>
              <table:table-cell office:value-type="float" office:value="14.9946090593783">
                <text:p>14.9946090593783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15.0323607673627">
                <text:p>15.0323607673627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758287856851">
                <text:p>15.2758287856851</text:p>
              </table:table-cell>
              <table:table-cell office:value-type="float" office:value="9.9204721052912">
                <text:p>9.9204721052912</text:p>
              </table:table-cell>
              <table:table-cell office:value-type="float" office:value="23.2525205554734">
                <text:p>23.2525205554734</text:p>
              </table:table-cell>
              <table:table-cell office:value-type="float" office:value="NaN">
                <text:p>NaN</text:p>
              </table:table-cell>
              <table:table-cell office:value-type="float" office:value="16.4363007196532">
                <text:p>16.4363007196532</text:p>
              </table:table-cell>
            </table:table-row>
            <table:table-row>
              <table:table-cell office:value-type="string">
                <text:p>MPKI=2</text:p>
                <draw:g>
                  <svg:desc>vs_comp.B28:vs_comp.B28</svg:desc>
                </draw:g>
              </table:table-cell>
              <table:table-cell office:value-type="float" office:value="14.6815797923579">
                <text:p>14.6815797923579</text:p>
                <draw:g>
                  <svg:desc>vs_comp.C28:vs_comp.V28</svg:desc>
                </draw:g>
              </table:table-cell>
              <table:table-cell office:value-type="float" office:value="11.0986350292061">
                <text:p>11.0986350292061</text:p>
              </table:table-cell>
              <table:table-cell office:value-type="float" office:value="14.3460009824499">
                <text:p>14.3460009824499</text:p>
              </table:table-cell>
              <table:table-cell office:value-type="float" office:value="14.507016790581">
                <text:p>14.507016790581</text:p>
              </table:table-cell>
              <table:table-cell office:value-type="float" office:value="19.9915895710681">
                <text:p>19.9915895710681</text:p>
              </table:table-cell>
              <table:table-cell office:value-type="float" office:value="13.4649481610097">
                <text:p>13.4649481610097</text:p>
              </table:table-cell>
              <table:table-cell office:value-type="float" office:value="14.5758496822327">
                <text:p>14.5758496822327</text:p>
              </table:table-cell>
              <table:table-cell office:value-type="float" office:value="17.4160041682774">
                <text:p>17.4160041682774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7026890806131">
                <text:p>21.7026890806131</text:p>
              </table:table-cell>
              <table:table-cell office:value-type="float" office:value="23.4273015478337">
                <text:p>23.4273015478337</text:p>
              </table:table-cell>
              <table:table-cell office:value-type="float" office:value="15.0205894961094">
                <text:p>15.0205894961094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14.9638047431473">
                <text:p>14.9638047431473</text:p>
              </table:table-cell>
              <table:table-cell office:value-type="float" office:value="24.7406378957924">
                <text:p>24.7406378957924</text:p>
              </table:table-cell>
              <table:table-cell office:value-type="float" office:value="15.263392359951">
                <text:p>15.263392359951</text:p>
              </table:table-cell>
              <table:table-cell office:value-type="float" office:value="9.89715990834976">
                <text:p>9.89715990834976</text:p>
              </table:table-cell>
              <table:table-cell office:value-type="float" office:value="23.2398385153558">
                <text:p>23.2398385153558</text:p>
              </table:table-cell>
              <table:table-cell office:value-type="float" office:value="NaN">
                <text:p>NaN</text:p>
              </table:table-cell>
              <table:table-cell office:value-type="float" office:value="16.3335573625095">
                <text:p>16.3335573625095</text:p>
              </table:table-cell>
            </table:table-row>
            <table:table-row>
              <table:table-cell office:value-type="string">
                <text:p>MPKI=3</text:p>
                <draw:g>
                  <svg:desc>vs_comp.B29:vs_comp.B29</svg:desc>
                </draw:g>
              </table:table-cell>
              <table:table-cell office:value-type="float" office:value="14.7254629134111">
                <text:p>14.7254629134111</text:p>
                <draw:g>
                  <svg:desc>vs_comp.C29:vs_comp.V29</svg:desc>
                </draw:g>
              </table:table-cell>
              <table:table-cell office:value-type="float" office:value="11.0986350292061">
                <text:p>11.0986350292061</text:p>
              </table:table-cell>
              <table:table-cell office:value-type="float" office:value="14.3571651855491">
                <text:p>14.3571651855491</text:p>
              </table:table-cell>
              <table:table-cell office:value-type="float" office:value="14.5296151499401">
                <text:p>14.5296151499401</text:p>
              </table:table-cell>
              <table:table-cell office:value-type="float" office:value="19.5256518082422">
                <text:p>19.5256518082422</text:p>
              </table:table-cell>
              <table:table-cell office:value-type="float" office:value="13.3696178439655">
                <text:p>13.3696178439655</text:p>
              </table:table-cell>
              <table:table-cell office:value-type="float" office:value="14.1751865156121">
                <text:p>14.1751865156121</text:p>
              </table:table-cell>
              <table:table-cell office:value-type="float" office:value="17.3235625325647">
                <text:p>17.3235625325647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7026890806131">
                <text:p>21.7026890806131</text:p>
              </table:table-cell>
              <table:table-cell office:value-type="float" office:value="23.4273015478337">
                <text:p>23.4273015478337</text:p>
              </table:table-cell>
              <table:table-cell office:value-type="float" office:value="14.8971824216365">
                <text:p>14.8971824216365</text:p>
              </table:table-cell>
              <table:table-cell office:value-type="float" office:value="15.188351589634">
                <text:p>15.188351589634</text:p>
              </table:table-cell>
              <table:table-cell office:value-type="float" office:value="14.9986637385111">
                <text:p>14.9986637385111</text:p>
              </table:table-cell>
              <table:table-cell office:value-type="float" office:value="24.1602067183463">
                <text:p>24.1602067183463</text:p>
              </table:table-cell>
              <table:table-cell office:value-type="float" office:value="15.1746668151613">
                <text:p>15.1746668151613</text:p>
              </table:table-cell>
              <table:table-cell office:value-type="float" office:value="9.89715990834976">
                <text:p>9.89715990834976</text:p>
              </table:table-cell>
              <table:table-cell office:value-type="float" office:value="23.2398385153558">
                <text:p>23.2398385153558</text:p>
              </table:table-cell>
              <table:table-cell office:value-type="float" office:value="NaN">
                <text:p>NaN</text:p>
              </table:table-cell>
              <table:table-cell office:value-type="float" office:value="16.2368004228434">
                <text:p>16.23680042284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401cm" svg:y="0cm" style:legend-expansion="custom" chartooo:width="14.207cm" chartooo:height="0.863cm" style:legend-expansion-aspect-ratio="16.4623406720742" chart:style-name="ch2"/>
        <chart:plot-area chart:style-name="ch3" table:cell-range-address="vs_ipc.B20:vs_ipc.V25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vs_ipc.C20:vs_ipc.V20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vs_ipc.C21:vs_ipc.V21" chart:label-cell-address="vs_ipc.B21:vs_ipc.B21" chart:class="chart:bar">
            <chart:data-point chart:repeated="20"/>
          </chart:series>
          <chart:series chart:style-name="ch8" chart:values-cell-range-address="vs_ipc.C22:vs_ipc.V22" chart:label-cell-address="vs_ipc.B22:vs_ipc.B22" chart:class="chart:bar">
            <chart:data-point chart:repeated="20"/>
          </chart:series>
          <chart:series chart:style-name="ch9" chart:values-cell-range-address="vs_ipc.C23:vs_ipc.V23" chart:label-cell-address="vs_ipc.B23:vs_ipc.B23" chart:class="chart:bar">
            <chart:data-point chart:repeated="20"/>
          </chart:series>
          <chart:series chart:style-name="ch10" chart:values-cell-range-address="vs_ipc.C24:vs_ipc.V24" chart:label-cell-address="vs_ipc.B24:vs_ipc.B24" chart:class="chart:bar">
            <chart:data-point chart:repeated="20"/>
          </chart:series>
          <chart:series chart:style-name="ch11" chart:values-cell-range-address="vs_ipc.C25:vs_ipc.V25" chart:label-cell-address="vs_ipc.B25:vs_ipc.B2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ipc.C20:vs_ipc.V2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ipc.B21:vs_ipc.B21</svg:desc>
                </draw:g>
              </table:table-cell>
              <table:table-cell office:value-type="float" office:value="-1.66589327146174">
                <text:p>-1.66589327146174</text:p>
                <draw:g>
                  <svg:desc>vs_ipc.C21:vs_ipc.V21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54281306248394">
                <text:p>-0.154281306248394</text:p>
              </table:table-cell>
              <table:table-cell office:value-type="float" office:value="-0.539828008285737">
                <text:p>-0.539828008285737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297891304857734">
                <text:p>-0.297891304857734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30876990272977">
                <text:p>-0.0630876990272977</text:p>
              </table:table-cell>
            </table:table-row>
            <table:table-row>
              <table:table-cell office:value-type="string">
                <text:p>CONSERVATIVE</text:p>
                <draw:g>
                  <svg:desc>vs_ipc.B22:vs_ipc.B22</svg:desc>
                </draw:g>
              </table:table-cell>
              <table:table-cell office:value-type="float" office:value="0.371229698375874">
                <text:p>0.371229698375874</text:p>
                <draw:g>
                  <svg:desc>vs_ipc.C22:vs_ipc.V22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514271020827906">
                <text:p>-0.0514271020827906</text:p>
              </table:table-cell>
              <table:table-cell office:value-type="float" office:value="1.50021969744525">
                <text:p>1.50021969744525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45900614647355">
                <text:p>-0.645900614647355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77425558553057">
                <text:p>0.377425558553057</text:p>
              </table:table-cell>
            </table:table-row>
            <table:table-row>
              <table:table-cell office:value-type="string">
                <text:p>MPKI=1</text:p>
                <draw:g>
                  <svg:desc>vs_ipc.B23:vs_ipc.B23</svg:desc>
                </draw:g>
              </table:table-cell>
              <table:table-cell office:value-type="float" office:value="-1.66589327146174">
                <text:p>-1.66589327146174</text:p>
                <draw:g>
                  <svg:desc>vs_ipc.C23:vs_ipc.V23</svg:desc>
                </draw:g>
              </table:table-cell>
              <table:table-cell office:value-type="float" office:value="-2.62408524449615">
                <text:p>-2.62408524449615</text:p>
              </table:table-cell>
              <table:table-cell office:value-type="float" office:value="-2.78338621286416">
                <text:p>-2.78338621286416</text:p>
              </table:table-cell>
              <table:table-cell office:value-type="float" office:value="-0.174958162178607">
                <text:p>-0.174958162178607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0.520996798694351">
                <text:p>-0.520996798694351</text:p>
              </table:table-cell>
              <table:table-cell office:value-type="float" office:value="3.17613089509142">
                <text:p>3.1761308950914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08939085271653">
                <text:p>-0.308939085271653</text:p>
              </table:table-cell>
              <table:table-cell office:value-type="float" office:value="1.15221843003412">
                <text:p>1.15221843003412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47414665826218">
                <text:p>0.94741466582621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0967445460262617">
                <text:p>0.00967445460262617</text:p>
              </table:table-cell>
              <table:table-cell office:value-type="float" office:value="-0.314310510637306">
                <text:p>-0.314310510637306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61107076283951">
                <text:p>-0.261107076283951</text:p>
              </table:table-cell>
            </table:table-row>
            <table:table-row>
              <table:table-cell office:value-type="string">
                <text:p>MPKI=2</text:p>
                <draw:g>
                  <svg:desc>vs_ipc.B24:vs_ipc.B24</svg:desc>
                </draw:g>
              </table:table-cell>
              <table:table-cell office:value-type="float" office:value="-1.70301624129932">
                <text:p>-1.70301624129932</text:p>
                <draw:g>
                  <svg:desc>vs_ipc.C24:vs_ipc.V24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7377175271609">
                <text:p>-2.77377175271609</text:p>
              </table:table-cell>
              <table:table-cell office:value-type="float" office:value="-0.220599421877377">
                <text:p>-0.220599421877377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-0.520996798694351">
                <text:p>-0.520996798694351</text:p>
              </table:table-cell>
              <table:table-cell office:value-type="float" office:value="3.46130538623319">
                <text:p>3.46130538623319</text:p>
              </table:table-cell>
              <table:table-cell office:value-type="float" office:value="0.0852079072937828">
                <text:p>0.0852079072937828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1117777429539">
                <text:p>-0.31117777429539</text:p>
              </table:table-cell>
              <table:table-cell office:value-type="float" office:value="1.13583617747441">
                <text:p>1.13583617747441</text:p>
              </table:table-cell>
              <table:table-cell office:value-type="float" office:value="-1.10949057193459">
                <text:p>-1.10949057193459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11122571772394">
                <text:p>0.911122571772394</text:p>
              </table:table-cell>
              <table:table-cell office:value-type="float" office:value="-0.103112110986126">
                <text:p>-0.103112110986126</text:p>
              </table:table-cell>
              <table:table-cell office:value-type="float" office:value="0.0241861365065432">
                <text:p>0.0241861365065432</text:p>
              </table:table-cell>
              <table:table-cell office:value-type="float" office:value="-0.309619308986009">
                <text:p>-0.309619308986009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49211723514176">
                <text:p>-0.249211723514176</text:p>
              </table:table-cell>
            </table:table-row>
            <table:table-row>
              <table:table-cell office:value-type="string">
                <text:p>MPKI=3</text:p>
                <draw:g>
                  <svg:desc>vs_ipc.B25:vs_ipc.B25</svg:desc>
                </draw:g>
              </table:table-cell>
              <table:table-cell office:value-type="float" office:value="-1.73085846867751">
                <text:p>-1.73085846867751</text:p>
                <draw:g>
                  <svg:desc>vs_ipc.C25:vs_ipc.V25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80261513316027">
                <text:p>-2.80261513316027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0642838776034882">
                <text:p>-0.0642838776034882</text:p>
              </table:table-cell>
              <table:table-cell office:value-type="float" office:value="-0.414286611009973">
                <text:p>-0.414286611009973</text:p>
              </table:table-cell>
              <table:table-cell office:value-type="float" office:value="3.57893986382917">
                <text:p>3.57893986382917</text:p>
              </table:table-cell>
              <table:table-cell office:value-type="float" office:value="0.0170415814587543">
                <text:p>0.0170415814587543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1117777429539">
                <text:p>-0.31117777429539</text:p>
              </table:table-cell>
              <table:table-cell office:value-type="float" office:value="1.13583617747441">
                <text:p>1.13583617747441</text:p>
              </table:table-cell>
              <table:table-cell office:value-type="float" office:value="-1.16157933118033">
                <text:p>-1.16157933118033</text:p>
              </table:table-cell>
              <table:table-cell office:value-type="float" office:value="-0.102611280164178">
                <text:p>-0.102611280164178</text:p>
              </table:table-cell>
              <table:table-cell office:value-type="float" office:value="0.937864114759412">
                <text:p>0.937864114759412</text:p>
              </table:table-cell>
              <table:table-cell office:value-type="float" office:value="0.559305086864148">
                <text:p>0.559305086864148</text:p>
              </table:table-cell>
              <table:table-cell office:value-type="float" office:value="0.0628839549170479">
                <text:p>0.0628839549170479</text:p>
              </table:table-cell>
              <table:table-cell office:value-type="float" office:value="-0.309619308986009">
                <text:p>-0.309619308986009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04975509250804">
                <text:p>-0.2049755092508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